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472in"/>
    </style:style>
    <style:style style:name="co8" style:family="table-column">
      <style:table-column-properties fo:break-before="auto" style:column-width="1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ape-algorithms" table:style-name="ta1">
        <table:shapes>
          <draw:frame draw:z-index="0" draw:style-name="gr1" draw:text-style-name="P1" svg:width="7.1185in" svg:height="4.089in" svg:x="5.3441in" svg:y="0.0839in">
            <draw:object draw:notify-on-update-of-ranges="'shape-algorithms'.A3:'shape-algorithms'.A17 'shape-algorithms'.B2:'shape-algorithms'.B2 'shape-algorithms'.B3:'shape-algorithms'.B17 'shape-algorithms'.C2:'shape-algorithms'.C2 'shape-algorithms'.C3:'shape-algorithms'.C17 'shape-algorithms'.D2:'shape-algorithms'.D2 'shape-algorithms'.D3:'shape-algorithms'.D17 'shape-algorithms'.E2:'shape-algorithms'.E2 'shape-algorithms'.E3:'shape-algorithms'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0469in" svg:height="3.9638in" svg:x="5.4693in" svg:y="4.224in">
            <draw:object draw:notify-on-update-of-ranges="'shape-algorithms'.A21:'shape-algorithms'.A35 'shape-algorithms'.B20:'shape-algorithms'.B20 'shape-algorithms'.B21:'shape-algorithms'.B35 'shape-algorithms'.C20:'shape-algorithms'.C20 'shape-algorithms'.C21:'shape-algorithms'.C35 'shape-algorithms'.D20:'shape-algorithms'.D20 'shape-algorithms'.D21:'shape-algorithms'.D35 'shape-algorithms'.E20:'shape-algorithms'.E20 'shape-algorithms'.E21:'shape-algorithms'.E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9291in" svg:height="3.8976in" svg:x="5.6185in" svg:y="8.3272in">
            <draw:object draw:notify-on-update-of-ranges="'shape-algorithms'.A39:'shape-algorithms'.A53 'shape-algorithms'.B38:'shape-algorithms'.B38 'shape-algorithms'.B39:'shape-algorithms'.B53 'shape-algorithms'.C38:'shape-algorithms'.C38 'shape-algorithms'.C39:'shape-algorithms'.C53 'shape-algorithms'.D38:'shape-algorithms'.D38 'shape-algorithms'.D39:'shape-algorithms'.D53 'shape-algorithms'.E38:'shape-algorithms'.E38 'shape-algorithms'.E39:'shape-algorithms'.E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7165in" svg:height="3.778in" svg:x="5.6654in" svg:y="12.365in">
            <draw:object draw:notify-on-update-of-ranges="'shape-algorithms'.A57:'shape-algorithms'.A71 'shape-algorithms'.B56:'shape-algorithms'.B56 'shape-algorithms'.B57:'shape-algorithms'.B71 'shape-algorithms'.C56:'shape-algorithms'.C56 'shape-algorithms'.C57:'shape-algorithms'.C71 'shape-algorithms'.D56:'shape-algorithms'.D56 'shape-algorithms'.D57:'shape-algorithms'.D71 'shape-algorithms'.E56:'shape-algorithms'.E56 'shape-algorithms'.E57:'shape-algorithms'.E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5122in" svg:height="3.663in" svg:x="5.7811in" svg:y="16.4575in">
            <draw:object draw:notify-on-update-of-ranges="'shape-algorithms'.A73:'shape-algorithms'.A74 'shape-algorithms'.A75:'shape-algorithms'.A89 'shape-algorithms'.B73:'shape-algorithms'.B74 'shape-algorithms'.B75:'shape-algorithms'.B89 'shape-algorithms'.C73:'shape-algorithms'.C74 'shape-algorithms'.C75:'shape-algorithms'.C89 'shape-algorithms'.D73:'shape-algorithms'.D74 'shape-algorithms'.D75:'shape-algorithms'.D89 'shape-algorithms'.E73:'shape-algorithms'.E74 'shape-algorithms'.E75:'shape-algorithms'.E8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-RANDOM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09998" calcext:value-type="float">
            <text:p>0.109998</text:p>
          </table:table-cell>
          <table:table-cell office:value-type="float" office:value="0.112671" calcext:value-type="float">
            <text:p>0.112671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.001636" calcext:value-type="float">
            <text:p>0.0016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32684" calcext:value-type="float">
            <text:p>0.332684</text:p>
          </table:table-cell>
          <table:table-cell office:value-type="float" office:value="0.44002" calcext:value-type="float">
            <text:p>0.44002</text:p>
          </table:table-cell>
          <table:table-cell office:value-type="float" office:value="0.005421" calcext:value-type="float">
            <text:p>0.005421</text:p>
          </table:table-cell>
          <table:table-cell office:value-type="float" office:value="0.003545" calcext:value-type="float">
            <text:p>0.00354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729351" calcext:value-type="float">
            <text:p>0.729351</text:p>
          </table:table-cell>
          <table:table-cell office:value-type="float" office:value="0.993014" calcext:value-type="float">
            <text:p>0.993014</text:p>
          </table:table-cell>
          <table:table-cell office:value-type="float" office:value="0.008464" calcext:value-type="float">
            <text:p>0.008464</text:p>
          </table:table-cell>
          <table:table-cell office:value-type="float" office:value="0.005448" calcext:value-type="float">
            <text:p>0.00544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29891" calcext:value-type="float">
            <text:p>1.29891</text:p>
          </table:table-cell>
          <table:table-cell office:value-type="float" office:value="1.76018" calcext:value-type="float">
            <text:p>1.76018</text:p>
          </table:table-cell>
          <table:table-cell office:value-type="float" office:value="0.011787" calcext:value-type="float">
            <text:p>0.011787</text:p>
          </table:table-cell>
          <table:table-cell office:value-type="float" office:value="0.007608" calcext:value-type="float">
            <text:p>0.0076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99038" calcext:value-type="float">
            <text:p>1.99038</text:p>
          </table:table-cell>
          <table:table-cell office:value-type="float" office:value="2.74157" calcext:value-type="float">
            <text:p>2.74157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0.009572" calcext:value-type="float">
            <text:p>0.00957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.8378" calcext:value-type="float">
            <text:p>2.8378</text:p>
          </table:table-cell>
          <table:table-cell office:value-type="float" office:value="3.95999" calcext:value-type="float">
            <text:p>3.95999</text:p>
          </table:table-cell>
          <table:table-cell office:value-type="float" office:value="0.018175" calcext:value-type="float">
            <text:p>0.018175</text:p>
          </table:table-cell>
          <table:table-cell office:value-type="float" office:value="0.011622" calcext:value-type="float">
            <text:p>0.01162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.87623" calcext:value-type="float">
            <text:p>3.87623</text:p>
          </table:table-cell>
          <table:table-cell office:value-type="float" office:value="5.37459" calcext:value-type="float">
            <text:p>5.37459</text:p>
          </table:table-cell>
          <table:table-cell office:value-type="float" office:value="0.021713" calcext:value-type="float">
            <text:p>0.021713</text:p>
          </table:table-cell>
          <table:table-cell office:value-type="float" office:value="0.013746" calcext:value-type="float">
            <text:p>0.01374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.07073" calcext:value-type="float">
            <text:p>5.07073</text:p>
          </table:table-cell>
          <table:table-cell office:value-type="float" office:value="7.02699" calcext:value-type="float">
            <text:p>7.02699</text:p>
          </table:table-cell>
          <table:table-cell office:value-type="float" office:value="0.025049" calcext:value-type="float">
            <text:p>0.025049</text:p>
          </table:table-cell>
          <table:table-cell office:value-type="float" office:value="0.015949" calcext:value-type="float">
            <text:p>0.01594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.36963" calcext:value-type="float">
            <text:p>6.36963</text:p>
          </table:table-cell>
          <table:table-cell office:value-type="float" office:value="8.88653" calcext:value-type="float">
            <text:p>8.88653</text:p>
          </table:table-cell>
          <table:table-cell office:value-type="float" office:value="0.028706" calcext:value-type="float">
            <text:p>0.028706</text:p>
          </table:table-cell>
          <table:table-cell office:value-type="float" office:value="0.018327" calcext:value-type="float">
            <text:p>0.0183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.32246" calcext:value-type="float">
            <text:p>8.32246</text:p>
          </table:table-cell>
          <table:table-cell office:value-type="float" office:value="11.832" calcext:value-type="float">
            <text:p>11.832</text:p>
          </table:table-cell>
          <table:table-cell office:value-type="float" office:value="0.036008" calcext:value-type="float">
            <text:p>0.036008</text:p>
          </table:table-cell>
          <table:table-cell office:value-type="float" office:value="0.020504" calcext:value-type="float">
            <text:p>0.02050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0.115" calcext:value-type="float">
            <text:p>10.115</text:p>
          </table:table-cell>
          <table:table-cell office:value-type="float" office:value="13.2958" calcext:value-type="float">
            <text:p>13.2958</text:p>
          </table:table-cell>
          <table:table-cell office:value-type="float" office:value="0.035683" calcext:value-type="float">
            <text:p>0.035683</text:p>
          </table:table-cell>
          <table:table-cell office:value-type="float" office:value="0.022784" calcext:value-type="float">
            <text:p>0.02278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1.4326" calcext:value-type="float">
            <text:p>11.4326</text:p>
          </table:table-cell>
          <table:table-cell office:value-type="float" office:value="15.7923" calcext:value-type="float">
            <text:p>15.7923</text:p>
          </table:table-cell>
          <table:table-cell office:value-type="float" office:value="0.03994" calcext:value-type="float">
            <text:p>0.03994</text:p>
          </table:table-cell>
          <table:table-cell office:value-type="float" office:value="0.024561" calcext:value-type="float">
            <text:p>0.02456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3.2965" calcext:value-type="float">
            <text:p>13.2965</text:p>
          </table:table-cell>
          <table:table-cell office:value-type="float" office:value="18.5613" calcext:value-type="float">
            <text:p>18.5613</text:p>
          </table:table-cell>
          <table:table-cell office:value-type="float" office:value="0.043355" calcext:value-type="float">
            <text:p>0.043355</text:p>
          </table:table-cell>
          <table:table-cell office:value-type="float" office:value="0.026632" calcext:value-type="float">
            <text:p>0.026632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5.3588" calcext:value-type="float">
            <text:p>15.3588</text:p>
          </table:table-cell>
          <table:table-cell office:value-type="float" office:value="21.4999" calcext:value-type="float">
            <text:p>21.4999</text:p>
          </table:table-cell>
          <table:table-cell office:value-type="float" office:value="0.047006" calcext:value-type="float">
            <text:p>0.047006</text:p>
          </table:table-cell>
          <table:table-cell office:value-type="float" office:value="0.028969" calcext:value-type="float">
            <text:p>0.028969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7.7037" calcext:value-type="float">
            <text:p>17.7037</text:p>
          </table:table-cell>
          <table:table-cell office:value-type="float" office:value="24.7638" calcext:value-type="float">
            <text:p>24.7638</text:p>
          </table:table-cell>
          <table:table-cell office:value-type="float" office:value="0.050596" calcext:value-type="float">
            <text:p>0.050596</text:p>
          </table:table-cell>
          <table:table-cell office:value-type="float" office:value="0.031193" calcext:value-type="float">
            <text:p>0.0311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-ASCENDING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146088" calcext:value-type="float">
            <text:p>0.146088</text:p>
          </table:table-cell>
          <table:table-cell office:value-type="float" office:value="0.002188" calcext:value-type="float">
            <text:p>0.002188</text:p>
          </table:table-cell>
          <table:table-cell office:value-type="float" office:value="0.000894" calcext:value-type="float">
            <text:p>0.00089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463658" calcext:value-type="float">
            <text:p>0.463658</text:p>
          </table:table-cell>
          <table:table-cell office:value-type="float" office:value="0.004461" calcext:value-type="float">
            <text:p>0.004461</text:p>
          </table:table-cell>
          <table:table-cell office:value-type="float" office:value="0.001881" calcext:value-type="float">
            <text:p>0.00188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1.01852" calcext:value-type="float">
            <text:p>1.01852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0.002971" calcext:value-type="float">
            <text:p>0.00297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1.80363" calcext:value-type="float">
            <text:p>1.80363</text:p>
          </table:table-cell>
          <table:table-cell office:value-type="float" office:value="0.009588" calcext:value-type="float">
            <text:p>0.009588</text:p>
          </table:table-cell>
          <table:table-cell office:value-type="float" office:value="0.004007" calcext:value-type="float">
            <text:p>0.0040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2.77342" calcext:value-type="float">
            <text:p>2.77342</text:p>
          </table:table-cell>
          <table:table-cell office:value-type="float" office:value="0.012246" calcext:value-type="float">
            <text:p>0.012246</text:p>
          </table:table-cell>
          <table:table-cell office:value-type="float" office:value="0.005101" calcext:value-type="float">
            <text:p>0.00510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3.9686" calcext:value-type="float">
            <text:p>3.9686</text:p>
          </table:table-cell>
          <table:table-cell office:value-type="float" office:value="0.014756" calcext:value-type="float">
            <text:p>0.014756</text:p>
          </table:table-cell>
          <table:table-cell office:value-type="float" office:value="0.006216" calcext:value-type="float">
            <text:p>0.00621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5.39156" calcext:value-type="float">
            <text:p>5.39156</text:p>
          </table:table-cell>
          <table:table-cell office:value-type="float" office:value="0.017503" calcext:value-type="float">
            <text:p>0.017503</text:p>
          </table:table-cell>
          <table:table-cell office:value-type="float" office:value="0.007294" calcext:value-type="float">
            <text:p>0.00729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7.05236" calcext:value-type="float">
            <text:p>7.05236</text:p>
          </table:table-cell>
          <table:table-cell office:value-type="float" office:value="0.020197" calcext:value-type="float">
            <text:p>0.020197</text:p>
          </table:table-cell>
          <table:table-cell office:value-type="float" office:value="0.008422" calcext:value-type="float">
            <text:p>0.00842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8.90217" calcext:value-type="float">
            <text:p>8.90217</text:p>
          </table:table-cell>
          <table:table-cell office:value-type="float" office:value="0.023068" calcext:value-type="float">
            <text:p>0.023068</text:p>
          </table:table-cell>
          <table:table-cell office:value-type="float" office:value="0.009592" calcext:value-type="float">
            <text:p>0.00959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10.9798" calcext:value-type="float">
            <text:p>10.9798</text:p>
          </table:table-cell>
          <table:table-cell office:value-type="float" office:value="0.025968" calcext:value-type="float">
            <text:p>0.025968</text:p>
          </table:table-cell>
          <table:table-cell office:value-type="float" office:value="0.010704" calcext:value-type="float">
            <text:p>0.01070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13.2892" calcext:value-type="float">
            <text:p>13.2892</text:p>
          </table:table-cell>
          <table:table-cell office:value-type="float" office:value="0.028654" calcext:value-type="float">
            <text:p>0.028654</text:p>
          </table:table-cell>
          <table:table-cell office:value-type="float" office:value="0.011871" calcext:value-type="float">
            <text:p>0.01187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0.031524" calcext:value-type="float">
            <text:p>0.031524</text:p>
          </table:table-cell>
          <table:table-cell office:value-type="float" office:value="0.012968" calcext:value-type="float">
            <text:p>0.01296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18.5474" calcext:value-type="float">
            <text:p>18.5474</text:p>
          </table:table-cell>
          <table:table-cell office:value-type="float" office:value="0.037709" calcext:value-type="float">
            <text:p>0.037709</text:p>
          </table:table-cell>
          <table:table-cell office:value-type="float" office:value="0.014266" calcext:value-type="float">
            <text:p>0.01426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21.5133" calcext:value-type="float">
            <text:p>21.5133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1537" calcext:value-type="float">
            <text:p>0.0153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24.6958" calcext:value-type="float">
            <text:p>24.6958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0.016657" calcext:value-type="float">
            <text:p>0.0166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-DESCENDING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96584" calcext:value-type="float">
            <text:p>0.196584</text:p>
          </table:table-cell>
          <table:table-cell office:value-type="float" office:value="0.127378" calcext:value-type="float">
            <text:p>0.127378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58482" calcext:value-type="float">
            <text:p>0.658482</text:p>
          </table:table-cell>
          <table:table-cell office:value-type="float" office:value="0.512329" calcext:value-type="float">
            <text:p>0.512329</text:p>
          </table:table-cell>
          <table:table-cell office:value-type="float" office:value="0.004301" calcext:value-type="float">
            <text:p>0.004301</text:p>
          </table:table-cell>
          <table:table-cell office:value-type="float" office:value="0.00189" calcext:value-type="float">
            <text:p>0.0018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43892" calcext:value-type="float">
            <text:p>1.43892</text:p>
          </table:table-cell>
          <table:table-cell office:value-type="float" office:value="1.163" calcext:value-type="float">
            <text:p>1.163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04552" calcext:value-type="float">
            <text:p>0.00455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.66545" calcext:value-type="float">
            <text:p>2.66545</text:p>
          </table:table-cell>
          <table:table-cell office:value-type="float" office:value="2.04001" calcext:value-type="float">
            <text:p>2.04001</text:p>
          </table:table-cell>
          <table:table-cell office:value-type="float" office:value="0.009175" calcext:value-type="float">
            <text:p>0.009175</text:p>
          </table:table-cell>
          <table:table-cell office:value-type="float" office:value="0.003938" calcext:value-type="float">
            <text:p>0.0039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96567" calcext:value-type="float">
            <text:p>3.96567</text:p>
          </table:table-cell>
          <table:table-cell office:value-type="float" office:value="3.19143" calcext:value-type="float">
            <text:p>3.19143</text:p>
          </table:table-cell>
          <table:table-cell office:value-type="float" office:value="0.011626" calcext:value-type="float">
            <text:p>0.011626</text:p>
          </table:table-cell>
          <table:table-cell office:value-type="float" office:value="0.005045" calcext:value-type="float">
            <text:p>0.00504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.73137" calcext:value-type="float">
            <text:p>5.73137</text:p>
          </table:table-cell>
          <table:table-cell office:value-type="float" office:value="4.58461" calcext:value-type="float">
            <text:p>4.58461</text:p>
          </table:table-cell>
          <table:table-cell office:value-type="float" office:value="0.014156" calcext:value-type="float">
            <text:p>0.014156</text:p>
          </table:table-cell>
          <table:table-cell office:value-type="float" office:value="0.006079" calcext:value-type="float">
            <text:p>0.00607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7.71474" calcext:value-type="float">
            <text:p>7.71474</text:p>
          </table:table-cell>
          <table:table-cell office:value-type="float" office:value="6.23528" calcext:value-type="float">
            <text:p>6.23528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07181" calcext:value-type="float">
            <text:p>0.00718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.0783" calcext:value-type="float">
            <text:p>10.0783</text:p>
          </table:table-cell>
          <table:table-cell office:value-type="float" office:value="8.15061" calcext:value-type="float">
            <text:p>8.15061</text:p>
          </table:table-cell>
          <table:table-cell office:value-type="float" office:value="0.019294" calcext:value-type="float">
            <text:p>0.019294</text:p>
          </table:table-cell>
          <table:table-cell office:value-type="float" office:value="0.00838" calcext:value-type="float">
            <text:p>0.0083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2.7455" calcext:value-type="float">
            <text:p>12.7455</text:p>
          </table:table-cell>
          <table:table-cell office:value-type="float" office:value="10.3228" calcext:value-type="float">
            <text:p>10.3228</text:p>
          </table:table-cell>
          <table:table-cell office:value-type="float" office:value="0.022057" calcext:value-type="float">
            <text:p>0.022057</text:p>
          </table:table-cell>
          <table:table-cell office:value-type="float" office:value="0.00951" calcext:value-type="float">
            <text:p>0.0095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.7128" calcext:value-type="float">
            <text:p>15.7128</text:p>
          </table:table-cell>
          <table:table-cell office:value-type="float" office:value="12.747" calcext:value-type="float">
            <text:p>12.747</text:p>
          </table:table-cell>
          <table:table-cell office:value-type="float" office:value="0.024629" calcext:value-type="float">
            <text:p>0.024629</text:p>
          </table:table-cell>
          <table:table-cell office:value-type="float" office:value="0.010564" calcext:value-type="float">
            <text:p>0.01056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9.0183" calcext:value-type="float">
            <text:p>19.0183</text:p>
          </table:table-cell>
          <table:table-cell office:value-type="float" office:value="15.4103" calcext:value-type="float">
            <text:p>15.4103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11728" calcext:value-type="float">
            <text:p>0.011728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2.8095" calcext:value-type="float">
            <text:p>22.8095</text:p>
          </table:table-cell>
          <table:table-cell office:value-type="float" office:value="18.396" calcext:value-type="float">
            <text:p>18.396</text:p>
          </table:table-cell>
          <table:table-cell office:value-type="float" office:value="0.030071" calcext:value-type="float">
            <text:p>0.030071</text:p>
          </table:table-cell>
          <table:table-cell office:value-type="float" office:value="0.01287" calcext:value-type="float">
            <text:p>0.0128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26.5433" calcext:value-type="float">
            <text:p>26.5433</text:p>
          </table:table-cell>
          <table:table-cell office:value-type="float" office:value="21.5381" calcext:value-type="float">
            <text:p>21.5381</text:p>
          </table:table-cell>
          <table:table-cell office:value-type="float" office:value="0.032888" calcext:value-type="float">
            <text:p>0.032888</text:p>
          </table:table-cell>
          <table:table-cell office:value-type="float" office:value="0.014019" calcext:value-type="float">
            <text:p>0.01401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30.7637" calcext:value-type="float">
            <text:p>30.7637</text:p>
          </table:table-cell>
          <table:table-cell office:value-type="float" office:value="24.9836" calcext:value-type="float">
            <text:p>24.9836</text:p>
          </table:table-cell>
          <table:table-cell office:value-type="float" office:value="0.035685" calcext:value-type="float">
            <text:p>0.035685</text:p>
          </table:table-cell>
          <table:table-cell office:value-type="float" office:value="0.015204" calcext:value-type="float">
            <text:p>0.01520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5.5451" calcext:value-type="float">
            <text:p>35.5451</text:p>
          </table:table-cell>
          <table:table-cell office:value-type="float" office:value="28.6578" calcext:value-type="float">
            <text:p>28.6578</text:p>
          </table:table-cell>
          <table:table-cell office:value-type="float" office:value="0.038481" calcext:value-type="float">
            <text:p>0.038481</text:p>
          </table:table-cell>
          <table:table-cell office:value-type="float" office:value="0.016475" calcext:value-type="float">
            <text:p>0.0164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-VSHAPED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10484" calcext:value-type="float">
            <text:p>0.110484</text:p>
          </table:table-cell>
          <table:table-cell office:value-type="float" office:value="0.128393" calcext:value-type="float">
            <text:p>0.128393</text:p>
          </table:table-cell>
          <table:table-cell office:value-type="float" office:value="0.002089" calcext:value-type="float">
            <text:p>0.002089</text:p>
          </table:table-cell>
          <table:table-cell office:value-type="float" office:value="0.000898" calcext:value-type="float">
            <text:p>0.00089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42681" calcext:value-type="float">
            <text:p>0.342681</text:p>
          </table:table-cell>
          <table:table-cell office:value-type="float" office:value="0.466191" calcext:value-type="float">
            <text:p>0.466191</text:p>
          </table:table-cell>
          <table:table-cell office:value-type="float" office:value="0.004428" calcext:value-type="float">
            <text:p>0.004428</text:p>
          </table:table-cell>
          <table:table-cell office:value-type="float" office:value="0.001911" calcext:value-type="float">
            <text:p>0.00191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733348" calcext:value-type="float">
            <text:p>0.733348</text:p>
          </table:table-cell>
          <table:table-cell office:value-type="float" office:value="1.051" calcext:value-type="float">
            <text:p>1.051</text:p>
          </table:table-cell>
          <table:table-cell office:value-type="float" office:value="0.006865" calcext:value-type="float">
            <text:p>0.006865</text:p>
          </table:table-cell>
          <table:table-cell office:value-type="float" office:value="0.002976" calcext:value-type="float">
            <text:p>0.00297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32493" calcext:value-type="float">
            <text:p>1.32493</text:p>
          </table:table-cell>
          <table:table-cell office:value-type="float" office:value="1.85426" calcext:value-type="float">
            <text:p>1.85426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.003982" calcext:value-type="float">
            <text:p>0.0039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98071" calcext:value-type="float">
            <text:p>1.98071</text:p>
          </table:table-cell>
          <table:table-cell office:value-type="float" office:value="2.90222" calcext:value-type="float">
            <text:p>2.902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063" calcext:value-type="float">
            <text:p>0.00506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.85199" calcext:value-type="float">
            <text:p>2.85199</text:p>
          </table:table-cell>
          <table:table-cell office:value-type="float" office:value="4.32734" calcext:value-type="float">
            <text:p>4.32734</text:p>
          </table:table-cell>
          <table:table-cell office:value-type="float" office:value="0.014421" calcext:value-type="float">
            <text:p>0.014421</text:p>
          </table:table-cell>
          <table:table-cell office:value-type="float" office:value="0.006169" calcext:value-type="float">
            <text:p>0.00616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.85887" calcext:value-type="float">
            <text:p>3.85887</text:p>
          </table:table-cell>
          <table:table-cell office:value-type="float" office:value="5.68551" calcext:value-type="float">
            <text:p>5.68551</text:p>
          </table:table-cell>
          <table:table-cell office:value-type="float" office:value="0.017146" calcext:value-type="float">
            <text:p>0.017146</text:p>
          </table:table-cell>
          <table:table-cell office:value-type="float" office:value="0.007264" calcext:value-type="float">
            <text:p>0.00726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.03299" calcext:value-type="float">
            <text:p>5.03299</text:p>
          </table:table-cell>
          <table:table-cell office:value-type="float" office:value="7.40904" calcext:value-type="float">
            <text:p>7.40904</text:p>
          </table:table-cell>
          <table:table-cell office:value-type="float" office:value="0.019935" calcext:value-type="float">
            <text:p>0.019935</text:p>
          </table:table-cell>
          <table:table-cell office:value-type="float" office:value="0.008423" calcext:value-type="float">
            <text:p>0.00842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.36835" calcext:value-type="float">
            <text:p>6.36835</text:p>
          </table:table-cell>
          <table:table-cell office:value-type="float" office:value="9.37923" calcext:value-type="float">
            <text:p>9.37923</text:p>
          </table:table-cell>
          <table:table-cell office:value-type="float" office:value="0.022808" calcext:value-type="float">
            <text:p>0.022808</text:p>
          </table:table-cell>
          <table:table-cell office:value-type="float" office:value="0.00955" calcext:value-type="float">
            <text:p>0.0095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.86054" calcext:value-type="float">
            <text:p>7.86054</text:p>
          </table:table-cell>
          <table:table-cell office:value-type="float" office:value="11.575" calcext:value-type="float">
            <text:p>11.575</text:p>
          </table:table-cell>
          <table:table-cell office:value-type="float" office:value="0.025399" calcext:value-type="float">
            <text:p>0.025399</text:p>
          </table:table-cell>
          <table:table-cell office:value-type="float" office:value="0.01072" calcext:value-type="float">
            <text:p>0.0107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9.50415" calcext:value-type="float">
            <text:p>9.50415</text:p>
          </table:table-cell>
          <table:table-cell office:value-type="float" office:value="14.0356" calcext:value-type="float">
            <text:p>14.0356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11848" calcext:value-type="float">
            <text:p>0.011848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1.3058" calcext:value-type="float">
            <text:p>11.3058</text:p>
          </table:table-cell>
          <table:table-cell office:value-type="float" office:value="16.6887" calcext:value-type="float">
            <text:p>16.6887</text:p>
          </table:table-cell>
          <table:table-cell office:value-type="float" office:value="0.030476" calcext:value-type="float">
            <text:p>0.030476</text:p>
          </table:table-cell>
          <table:table-cell office:value-type="float" office:value="0.013073" calcext:value-type="float">
            <text:p>0.013073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3.2703" calcext:value-type="float">
            <text:p>13.2703</text:p>
          </table:table-cell>
          <table:table-cell office:value-type="float" office:value="19.5796" calcext:value-type="float">
            <text:p>19.5796</text:p>
          </table:table-cell>
          <table:table-cell office:value-type="float" office:value="0.033436" calcext:value-type="float">
            <text:p>0.033436</text:p>
          </table:table-cell>
          <table:table-cell office:value-type="float" office:value="0.014199" calcext:value-type="float">
            <text:p>0.01419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5.54" calcext:value-type="float">
            <text:p>15.54</text:p>
          </table:table-cell>
          <table:table-cell office:value-type="float" office:value="22.7179" calcext:value-type="float">
            <text:p>22.7179</text:p>
          </table:table-cell>
          <table:table-cell office:value-type="float" office:value="0.036544" calcext:value-type="float">
            <text:p>0.036544</text:p>
          </table:table-cell>
          <table:table-cell office:value-type="float" office:value="0.015428" calcext:value-type="float">
            <text:p>0.01542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7.6387" calcext:value-type="float">
            <text:p>17.6387</text:p>
          </table:table-cell>
          <table:table-cell office:value-type="float" office:value="26.0524" calcext:value-type="float">
            <text:p>26.0524</text:p>
          </table:table-cell>
          <table:table-cell office:value-type="float" office:value="0.039763" calcext:value-type="float">
            <text:p>0.039763</text:p>
          </table:table-cell>
          <table:table-cell office:value-type="float" office:value="0.016821" calcext:value-type="float">
            <text:p>0.0168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-CONSTANT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16127" calcext:value-type="float">
            <text:p>0.16127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943" calcext:value-type="float">
            <text:p>0.00094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470833" calcext:value-type="float">
            <text:p>0.470833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1867" calcext:value-type="float">
            <text:p>0.00186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1.03346" calcext:value-type="float">
            <text:p>1.03346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.002869" calcext:value-type="float">
            <text:p>0.00286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.81658" calcext:value-type="float">
            <text:p>1.81658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403" calcext:value-type="float">
            <text:p>0.004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2.81165" calcext:value-type="float">
            <text:p>2.81165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0.005137" calcext:value-type="float">
            <text:p>0.00513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4.06881" calcext:value-type="float">
            <text:p>4.06881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07336" calcext:value-type="float">
            <text:p>0.00733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5.50345" calcext:value-type="float">
            <text:p>5.50345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7299" calcext:value-type="float">
            <text:p>0.00729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7.15044" calcext:value-type="float">
            <text:p>7.15044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0.008765" calcext:value-type="float">
            <text:p>0.00876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9.09788" calcext:value-type="float">
            <text:p>9.09788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0.009502" calcext:value-type="float">
            <text:p>0.00950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11.2639" calcext:value-type="float">
            <text:p>11.2639</text:p>
          </table:table-cell>
          <table:table-cell office:value-type="float" office:value="0.001591" calcext:value-type="float">
            <text:p>0.001591</text:p>
          </table:table-cell>
          <table:table-cell office:value-type="float" office:value="0.011072" calcext:value-type="float">
            <text:p>0.01107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13.5179" calcext:value-type="float">
            <text:p>13.5179</text:p>
          </table:table-cell>
          <table:table-cell office:value-type="float" office:value="0.001792" calcext:value-type="float">
            <text:p>0.001792</text:p>
          </table:table-cell>
          <table:table-cell office:value-type="float" office:value="0.01186" calcext:value-type="float">
            <text:p>0.01186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16.076" calcext:value-type="float">
            <text:p>16.076</text:p>
          </table:table-cell>
          <table:table-cell office:value-type="float" office:value="0.001919" calcext:value-type="float">
            <text:p>0.001919</text:p>
          </table:table-cell>
          <table:table-cell office:value-type="float" office:value="0.01315" calcext:value-type="float">
            <text:p>0.01315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18.9023" calcext:value-type="float">
            <text:p>18.9023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.014288" calcext:value-type="float">
            <text:p>0.01428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21.9204" calcext:value-type="float">
            <text:p>21.9204</text:p>
          </table:table-cell>
          <table:table-cell office:value-type="float" office:value="0.002406" calcext:value-type="float">
            <text:p>0.002406</text:p>
          </table:table-cell>
          <table:table-cell office:value-type="float" office:value="0.015383" calcext:value-type="float">
            <text:p>0.015383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25.1395" calcext:value-type="float">
            <text:p>25.1395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.016555" calcext:value-type="float">
            <text:p>0.016555</text:p>
          </table:table-cell>
        </table:table-row>
      </table:table>
      <table:table table:name="algorithm-shapes" table:style-name="ta1">
        <table:shapes>
          <draw:frame draw:z-index="0" draw:style-name="gr1" draw:text-style-name="P1" svg:width="7.3256in" svg:height="4.1189in" svg:x="6.2933in" svg:y="0.2665in">
            <draw:object draw:notify-on-update-of-ranges="'algorithm-shapes'.A3:'algorithm-shapes'.A17 'algorithm-shapes'.B2:'algorithm-shapes'.B2 'algorithm-shapes'.B3:'algorithm-shapes'.B17 'algorithm-shapes'.F2:'algorithm-shapes'.F2 'algorithm-shapes'.F3:'algorithm-shapes'.F17 'algorithm-shapes'.C2:'algorithm-shapes'.C2 'algorithm-shapes'.C3:'algorithm-shapes'.C17 'algorithm-shapes'.D2:'algorithm-shapes'.D2 'algorithm-shapes'.D3:'algorithm-shapes'.D17 'algorithm-shapes'.E2:'algorithm-shapes'.E2 'algorithm-shapes'.E3:'algorithm-shapes'.E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7.228in" svg:height="4.0657in" svg:x="6.3626in" svg:y="4.7681in">
            <draw:object draw:notify-on-update-of-ranges="'algorithm-shapes'.A21:'algorithm-shapes'.A35 'algorithm-shapes'.B20:'algorithm-shapes'.B20 'algorithm-shapes'.B21:'algorithm-shapes'.B35 'algorithm-shapes'.F20:'algorithm-shapes'.F20 'algorithm-shapes'.F21:'algorithm-shapes'.F35 'algorithm-shapes'.C20:'algorithm-shapes'.C20 'algorithm-shapes'.C21:'algorithm-shapes'.C35 'algorithm-shapes'.D20:'algorithm-shapes'.D20 'algorithm-shapes'.D21:'algorithm-shapes'.D35 'algorithm-shapes'.E20:'algorithm-shapes'.E20 'algorithm-shapes'.E21:'algorithm-shapes'.E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7.1673in" svg:height="4.0315in" svg:x="6.3484in" svg:y="8.7327in">
            <draw:object draw:notify-on-update-of-ranges="'algorithm-shapes'.A39:'algorithm-shapes'.A53 'algorithm-shapes'.B38:'algorithm-shapes'.B38 'algorithm-shapes'.B39:'algorithm-shapes'.B53 'algorithm-shapes'.F38:'algorithm-shapes'.F38 'algorithm-shapes'.F39:'algorithm-shapes'.F53 'algorithm-shapes'.C38:'algorithm-shapes'.C38 'algorithm-shapes'.C39:'algorithm-shapes'.C53 'algorithm-shapes'.D38:'algorithm-shapes'.D38 'algorithm-shapes'.D39:'algorithm-shapes'.D53 'algorithm-shapes'.E38:'algorithm-shapes'.E38 'algorithm-shapes'.E39:'algorithm-shapes'.E5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7.1795in" svg:height="4.0382in" svg:x="6.3484in" svg:y="12.8035in">
            <draw:object draw:notify-on-update-of-ranges="'algorithm-shapes'.A57:'algorithm-shapes'.A71 'algorithm-shapes'.B56:'algorithm-shapes'.B56 'algorithm-shapes'.B57:'algorithm-shapes'.B71 'algorithm-shapes'.F56:'algorithm-shapes'.F56 'algorithm-shapes'.F57:'algorithm-shapes'.F71 'algorithm-shapes'.C56:'algorithm-shapes'.C56 'algorithm-shapes'.C57:'algorithm-shapes'.C71 'algorithm-shapes'.D56:'algorithm-shapes'.D56 'algorithm-shapes'.D57:'algorithm-shapes'.D71 'algorithm-shapes'.E56:'algorithm-shapes'.E56 'algorithm-shapes'.E57:'algorithm-shapes'.E7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6" table:number-columns-repeated="5" table:default-cell-style-name="Default"/>
        <table:table-row table:style-name="ro1">
          <table:table-cell/>
          <table:table-cell office:value-type="string" calcext:value-type="string">
            <text:p>INSER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Losowe</text:p>
          </table:table-cell>
          <table:table-cell office:value-type="string" calcext:value-type="string">
            <text:p>Rosnące</text:p>
          </table:table-cell>
          <table:table-cell office:value-type="string" calcext:value-type="string">
            <text:p>Malejące</text:p>
          </table:table-cell>
          <table:table-cell office:value-type="string" calcext:value-type="string">
            <text:p>V-kształtne</text:p>
          </table:table-cell>
          <table:table-cell office:value-type="string" calcext:value-type="string">
            <text:p>Stał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09998" calcext:value-type="float">
            <text:p>0.109998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196584" calcext:value-type="float">
            <text:p>0.196584</text:p>
          </table:table-cell>
          <table:table-cell office:value-type="float" office:value="0.110484" calcext:value-type="float">
            <text:p>0.110484</text:p>
          </table:table-cell>
          <table:table-cell office:value-type="float" office:value="0.000092" calcext:value-type="float">
            <text:p>0.00009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32684" calcext:value-type="float">
            <text:p>0.332684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658482" calcext:value-type="float">
            <text:p>0.658482</text:p>
          </table:table-cell>
          <table:table-cell office:value-type="float" office:value="0.342681" calcext:value-type="float">
            <text:p>0.342681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729351" calcext:value-type="float">
            <text:p>0.729351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1.43892" calcext:value-type="float">
            <text:p>1.43892</text:p>
          </table:table-cell>
          <table:table-cell office:value-type="float" office:value="0.733348" calcext:value-type="float">
            <text:p>0.733348</text:p>
          </table:table-cell>
          <table:table-cell office:value-type="float" office:value="0.000151" calcext:value-type="float">
            <text:p>0.00015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29891" calcext:value-type="float">
            <text:p>1.29891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2.66545" calcext:value-type="float">
            <text:p>2.66545</text:p>
          </table:table-cell>
          <table:table-cell office:value-type="float" office:value="1.32493" calcext:value-type="float">
            <text:p>1.32493</text:p>
          </table:table-cell>
          <table:table-cell office:value-type="float" office:value="0.000184" calcext:value-type="float">
            <text:p>0.0001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99038" calcext:value-type="float">
            <text:p>1.99038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3.96567" calcext:value-type="float">
            <text:p>3.96567</text:p>
          </table:table-cell>
          <table:table-cell office:value-type="float" office:value="1.98071" calcext:value-type="float">
            <text:p>1.98071</text:p>
          </table:table-cell>
          <table:table-cell office:value-type="float" office:value="0.000245" calcext:value-type="float">
            <text:p>0.00024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.8378" calcext:value-type="float">
            <text:p>2.8378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5.73137" calcext:value-type="float">
            <text:p>5.73137</text:p>
          </table:table-cell>
          <table:table-cell office:value-type="float" office:value="2.85199" calcext:value-type="float">
            <text:p>2.85199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.87623" calcext:value-type="float">
            <text:p>3.87623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7.71474" calcext:value-type="float">
            <text:p>7.71474</text:p>
          </table:table-cell>
          <table:table-cell office:value-type="float" office:value="3.85887" calcext:value-type="float">
            <text:p>3.85887</text:p>
          </table:table-cell>
          <table:table-cell office:value-type="float" office:value="0.000382" calcext:value-type="float">
            <text:p>0.00038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.07073" calcext:value-type="float">
            <text:p>5.0707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10.0783" calcext:value-type="float">
            <text:p>10.0783</text:p>
          </table:table-cell>
          <table:table-cell office:value-type="float" office:value="5.03299" calcext:value-type="float">
            <text:p>5.03299</text:p>
          </table:table-cell>
          <table:table-cell office:value-type="float" office:value="0.000427" calcext:value-type="float">
            <text:p>0.00042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.36963" calcext:value-type="float">
            <text:p>6.36963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12.7455" calcext:value-type="float">
            <text:p>12.7455</text:p>
          </table:table-cell>
          <table:table-cell office:value-type="float" office:value="6.36835" calcext:value-type="float">
            <text:p>6.36835</text:p>
          </table:table-cell>
          <table:table-cell office:value-type="float" office:value="0.000505" calcext:value-type="float">
            <text:p>0.0005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.32246" calcext:value-type="float">
            <text:p>8.32246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15.7128" calcext:value-type="float">
            <text:p>15.7128</text:p>
          </table:table-cell>
          <table:table-cell office:value-type="float" office:value="7.86054" calcext:value-type="float">
            <text:p>7.86054</text:p>
          </table:table-cell>
          <table:table-cell office:value-type="float" office:value="0.000484" calcext:value-type="float">
            <text:p>0.00048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0.115" calcext:value-type="float">
            <text:p>10.115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19.0183" calcext:value-type="float">
            <text:p>19.0183</text:p>
          </table:table-cell>
          <table:table-cell office:value-type="float" office:value="9.50415" calcext:value-type="float">
            <text:p>9.50415</text:p>
          </table:table-cell>
          <table:table-cell office:value-type="float" office:value="0.000521" calcext:value-type="float">
            <text:p>0.00052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1.4326" calcext:value-type="float">
            <text:p>11.4326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22.8095" calcext:value-type="float">
            <text:p>22.8095</text:p>
          </table:table-cell>
          <table:table-cell office:value-type="float" office:value="11.3058" calcext:value-type="float">
            <text:p>11.3058</text:p>
          </table:table-cell>
          <table:table-cell office:value-type="float" office:value="0.000577" calcext:value-type="float">
            <text:p>0.00057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3.2965" calcext:value-type="float">
            <text:p>13.2965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26.5433" calcext:value-type="float">
            <text:p>26.5433</text:p>
          </table:table-cell>
          <table:table-cell office:value-type="float" office:value="13.2703" calcext:value-type="float">
            <text:p>13.2703</text:p>
          </table:table-cell>
          <table:table-cell office:value-type="float" office:value="0.000781" calcext:value-type="float">
            <text:p>0.000781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5.3588" calcext:value-type="float">
            <text:p>15.3588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30.7637" calcext:value-type="float">
            <text:p>30.7637</text:p>
          </table:table-cell>
          <table:table-cell office:value-type="float" office:value="15.54" calcext:value-type="float">
            <text:p>15.54</text:p>
          </table:table-cell>
          <table:table-cell office:value-type="float" office:value="0.000824" calcext:value-type="float">
            <text:p>0.00082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7.7037" calcext:value-type="float">
            <text:p>17.7037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35.5451" calcext:value-type="float">
            <text:p>35.5451</text:p>
          </table:table-cell>
          <table:table-cell office:value-type="float" office:value="17.6387" calcext:value-type="float">
            <text:p>17.6387</text:p>
          </table:table-cell>
          <table:table-cell office:value-type="float" office:value="0.000941" calcext:value-type="float">
            <text:p>0.00094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L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Losowe</text:p>
          </table:table-cell>
          <table:table-cell office:value-type="string" calcext:value-type="string">
            <text:p>Rosnące</text:p>
          </table:table-cell>
          <table:table-cell office:value-type="string" calcext:value-type="string">
            <text:p>Malejące</text:p>
          </table:table-cell>
          <table:table-cell office:value-type="string" calcext:value-type="string">
            <text:p>V-kształtne</text:p>
          </table:table-cell>
          <table:table-cell office:value-type="string" calcext:value-type="string">
            <text:p>Stał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12671" calcext:value-type="float">
            <text:p>0.112671</text:p>
          </table:table-cell>
          <table:table-cell office:value-type="float" office:value="0.146088" calcext:value-type="float">
            <text:p>0.146088</text:p>
          </table:table-cell>
          <table:table-cell office:value-type="float" office:value="0.127378" calcext:value-type="float">
            <text:p>0.127378</text:p>
          </table:table-cell>
          <table:table-cell office:value-type="float" office:value="0.128393" calcext:value-type="float">
            <text:p>0.128393</text:p>
          </table:table-cell>
          <table:table-cell office:value-type="float" office:value="0.16127" calcext:value-type="float">
            <text:p>0.1612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44002" calcext:value-type="float">
            <text:p>0.44002</text:p>
          </table:table-cell>
          <table:table-cell office:value-type="float" office:value="0.463658" calcext:value-type="float">
            <text:p>0.463658</text:p>
          </table:table-cell>
          <table:table-cell office:value-type="float" office:value="0.512329" calcext:value-type="float">
            <text:p>0.512329</text:p>
          </table:table-cell>
          <table:table-cell office:value-type="float" office:value="0.466191" calcext:value-type="float">
            <text:p>0.466191</text:p>
          </table:table-cell>
          <table:table-cell office:value-type="float" office:value="0.470833" calcext:value-type="float">
            <text:p>0.47083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993014" calcext:value-type="float">
            <text:p>0.993014</text:p>
          </table:table-cell>
          <table:table-cell office:value-type="float" office:value="1.01852" calcext:value-type="float">
            <text:p>1.01852</text:p>
          </table:table-cell>
          <table:table-cell office:value-type="float" office:value="1.163" calcext:value-type="float">
            <text:p>1.163</text:p>
          </table:table-cell>
          <table:table-cell office:value-type="float" office:value="1.051" calcext:value-type="float">
            <text:p>1.051</text:p>
          </table:table-cell>
          <table:table-cell office:value-type="float" office:value="1.03346" calcext:value-type="float">
            <text:p>1.0334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76018" calcext:value-type="float">
            <text:p>1.76018</text:p>
          </table:table-cell>
          <table:table-cell office:value-type="float" office:value="1.80363" calcext:value-type="float">
            <text:p>1.80363</text:p>
          </table:table-cell>
          <table:table-cell office:value-type="float" office:value="2.04001" calcext:value-type="float">
            <text:p>2.04001</text:p>
          </table:table-cell>
          <table:table-cell office:value-type="float" office:value="1.85426" calcext:value-type="float">
            <text:p>1.85426</text:p>
          </table:table-cell>
          <table:table-cell office:value-type="float" office:value="1.81658" calcext:value-type="float">
            <text:p>1.8165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.74157" calcext:value-type="float">
            <text:p>2.74157</text:p>
          </table:table-cell>
          <table:table-cell office:value-type="float" office:value="2.77342" calcext:value-type="float">
            <text:p>2.77342</text:p>
          </table:table-cell>
          <table:table-cell office:value-type="float" office:value="3.19143" calcext:value-type="float">
            <text:p>3.19143</text:p>
          </table:table-cell>
          <table:table-cell office:value-type="float" office:value="2.90222" calcext:value-type="float">
            <text:p>2.90222</text:p>
          </table:table-cell>
          <table:table-cell office:value-type="float" office:value="2.81165" calcext:value-type="float">
            <text:p>2.8116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.95999" calcext:value-type="float">
            <text:p>3.95999</text:p>
          </table:table-cell>
          <table:table-cell office:value-type="float" office:value="3.9686" calcext:value-type="float">
            <text:p>3.9686</text:p>
          </table:table-cell>
          <table:table-cell office:value-type="float" office:value="4.58461" calcext:value-type="float">
            <text:p>4.58461</text:p>
          </table:table-cell>
          <table:table-cell office:value-type="float" office:value="4.32734" calcext:value-type="float">
            <text:p>4.32734</text:p>
          </table:table-cell>
          <table:table-cell office:value-type="float" office:value="4.06881" calcext:value-type="float">
            <text:p>4.0688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.37459" calcext:value-type="float">
            <text:p>5.37459</text:p>
          </table:table-cell>
          <table:table-cell office:value-type="float" office:value="5.39156" calcext:value-type="float">
            <text:p>5.39156</text:p>
          </table:table-cell>
          <table:table-cell office:value-type="float" office:value="6.23528" calcext:value-type="float">
            <text:p>6.23528</text:p>
          </table:table-cell>
          <table:table-cell office:value-type="float" office:value="5.68551" calcext:value-type="float">
            <text:p>5.68551</text:p>
          </table:table-cell>
          <table:table-cell office:value-type="float" office:value="5.50345" calcext:value-type="float">
            <text:p>5.5034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.02699" calcext:value-type="float">
            <text:p>7.02699</text:p>
          </table:table-cell>
          <table:table-cell office:value-type="float" office:value="7.05236" calcext:value-type="float">
            <text:p>7.05236</text:p>
          </table:table-cell>
          <table:table-cell office:value-type="float" office:value="8.15061" calcext:value-type="float">
            <text:p>8.15061</text:p>
          </table:table-cell>
          <table:table-cell office:value-type="float" office:value="7.40904" calcext:value-type="float">
            <text:p>7.40904</text:p>
          </table:table-cell>
          <table:table-cell office:value-type="float" office:value="7.15044" calcext:value-type="float">
            <text:p>7.1504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8.88653" calcext:value-type="float">
            <text:p>8.88653</text:p>
          </table:table-cell>
          <table:table-cell office:value-type="float" office:value="8.90217" calcext:value-type="float">
            <text:p>8.90217</text:p>
          </table:table-cell>
          <table:table-cell office:value-type="float" office:value="10.3228" calcext:value-type="float">
            <text:p>10.3228</text:p>
          </table:table-cell>
          <table:table-cell office:value-type="float" office:value="9.37923" calcext:value-type="float">
            <text:p>9.37923</text:p>
          </table:table-cell>
          <table:table-cell office:value-type="float" office:value="9.09788" calcext:value-type="float">
            <text:p>9.0978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.832" calcext:value-type="float">
            <text:p>11.832</text:p>
          </table:table-cell>
          <table:table-cell office:value-type="float" office:value="10.9798" calcext:value-type="float">
            <text:p>10.9798</text:p>
          </table:table-cell>
          <table:table-cell office:value-type="float" office:value="12.747" calcext:value-type="float">
            <text:p>12.747</text:p>
          </table:table-cell>
          <table:table-cell office:value-type="float" office:value="11.575" calcext:value-type="float">
            <text:p>11.575</text:p>
          </table:table-cell>
          <table:table-cell office:value-type="float" office:value="11.2639" calcext:value-type="float">
            <text:p>11.2639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3.2958" calcext:value-type="float">
            <text:p>13.2958</text:p>
          </table:table-cell>
          <table:table-cell office:value-type="float" office:value="13.2892" calcext:value-type="float">
            <text:p>13.2892</text:p>
          </table:table-cell>
          <table:table-cell office:value-type="float" office:value="15.4103" calcext:value-type="float">
            <text:p>15.4103</text:p>
          </table:table-cell>
          <table:table-cell office:value-type="float" office:value="14.0356" calcext:value-type="float">
            <text:p>14.0356</text:p>
          </table:table-cell>
          <table:table-cell office:value-type="float" office:value="13.5179" calcext:value-type="float">
            <text:p>13.517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5.7923" calcext:value-type="float">
            <text:p>15.7923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18.396" calcext:value-type="float">
            <text:p>18.396</text:p>
          </table:table-cell>
          <table:table-cell office:value-type="float" office:value="16.6887" calcext:value-type="float">
            <text:p>16.6887</text:p>
          </table:table-cell>
          <table:table-cell office:value-type="float" office:value="16.076" calcext:value-type="float">
            <text:p>16.07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8.5613" calcext:value-type="float">
            <text:p>18.5613</text:p>
          </table:table-cell>
          <table:table-cell office:value-type="float" office:value="18.5474" calcext:value-type="float">
            <text:p>18.5474</text:p>
          </table:table-cell>
          <table:table-cell office:value-type="float" office:value="21.5381" calcext:value-type="float">
            <text:p>21.5381</text:p>
          </table:table-cell>
          <table:table-cell office:value-type="float" office:value="19.5796" calcext:value-type="float">
            <text:p>19.5796</text:p>
          </table:table-cell>
          <table:table-cell office:value-type="float" office:value="18.9023" calcext:value-type="float">
            <text:p>18.9023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21.4999" calcext:value-type="float">
            <text:p>21.4999</text:p>
          </table:table-cell>
          <table:table-cell office:value-type="float" office:value="21.5133" calcext:value-type="float">
            <text:p>21.5133</text:p>
          </table:table-cell>
          <table:table-cell office:value-type="float" office:value="24.9836" calcext:value-type="float">
            <text:p>24.9836</text:p>
          </table:table-cell>
          <table:table-cell office:value-type="float" office:value="22.7179" calcext:value-type="float">
            <text:p>22.7179</text:p>
          </table:table-cell>
          <table:table-cell office:value-type="float" office:value="21.9204" calcext:value-type="float">
            <text:p>21.920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4.7638" calcext:value-type="float">
            <text:p>24.7638</text:p>
          </table:table-cell>
          <table:table-cell office:value-type="float" office:value="24.6958" calcext:value-type="float">
            <text:p>24.6958</text:p>
          </table:table-cell>
          <table:table-cell office:value-type="float" office:value="28.6578" calcext:value-type="float">
            <text:p>28.6578</text:p>
          </table:table-cell>
          <table:table-cell office:value-type="float" office:value="26.0524" calcext:value-type="float">
            <text:p>26.0524</text:p>
          </table:table-cell>
          <table:table-cell office:value-type="float" office:value="25.1395" calcext:value-type="float">
            <text:p>25.13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Losowe</text:p>
          </table:table-cell>
          <table:table-cell office:value-type="string" calcext:value-type="string">
            <text:p>Rosnące</text:p>
          </table:table-cell>
          <table:table-cell office:value-type="string" calcext:value-type="string">
            <text:p>Malejące</text:p>
          </table:table-cell>
          <table:table-cell office:value-type="string" calcext:value-type="string">
            <text:p>V-kształtne</text:p>
          </table:table-cell>
          <table:table-cell office:value-type="string" calcext:value-type="string">
            <text:p>Stał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.002188" calcext:value-type="float">
            <text:p>0.002188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2089" calcext:value-type="float">
            <text:p>0.002089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5421" calcext:value-type="float">
            <text:p>0.005421</text:p>
          </table:table-cell>
          <table:table-cell office:value-type="float" office:value="0.004461" calcext:value-type="float">
            <text:p>0.004461</text:p>
          </table:table-cell>
          <table:table-cell office:value-type="float" office:value="0.004301" calcext:value-type="float">
            <text:p>0.004301</text:p>
          </table:table-cell>
          <table:table-cell office:value-type="float" office:value="0.004428" calcext:value-type="float">
            <text:p>0.004428</text:p>
          </table:table-cell>
          <table:table-cell office:value-type="float" office:value="0.000311" calcext:value-type="float">
            <text:p>0.00031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8464" calcext:value-type="float">
            <text:p>0.008464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06865" calcext:value-type="float">
            <text:p>0.006865</text:p>
          </table:table-cell>
          <table:table-cell office:value-type="float" office:value="0.000476" calcext:value-type="float">
            <text:p>0.00047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1787" calcext:value-type="float">
            <text:p>0.011787</text:p>
          </table:table-cell>
          <table:table-cell office:value-type="float" office:value="0.009588" calcext:value-type="float">
            <text:p>0.009588</text:p>
          </table:table-cell>
          <table:table-cell office:value-type="float" office:value="0.009175" calcext:value-type="float">
            <text:p>0.009175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.000618" calcext:value-type="float">
            <text:p>0.0006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0.012246" calcext:value-type="float">
            <text:p>0.012246</text:p>
          </table:table-cell>
          <table:table-cell office:value-type="float" office:value="0.011626" calcext:value-type="float">
            <text:p>0.0116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0772" calcext:value-type="float">
            <text:p>0.00077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8175" calcext:value-type="float">
            <text:p>0.018175</text:p>
          </table:table-cell>
          <table:table-cell office:value-type="float" office:value="0.014756" calcext:value-type="float">
            <text:p>0.014756</text:p>
          </table:table-cell>
          <table:table-cell office:value-type="float" office:value="0.014156" calcext:value-type="float">
            <text:p>0.014156</text:p>
          </table:table-cell>
          <table:table-cell office:value-type="float" office:value="0.014421" calcext:value-type="float">
            <text:p>0.014421</text:p>
          </table:table-cell>
          <table:table-cell office:value-type="float" office:value="0.000993" calcext:value-type="float">
            <text:p>0.00099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21713" calcext:value-type="float">
            <text:p>0.021713</text:p>
          </table:table-cell>
          <table:table-cell office:value-type="float" office:value="0.017503" calcext:value-type="float">
            <text:p>0.017503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17146" calcext:value-type="float">
            <text:p>0.017146</text:p>
          </table:table-cell>
          <table:table-cell office:value-type="float" office:value="0.001083" calcext:value-type="float">
            <text:p>0.00108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25049" calcext:value-type="float">
            <text:p>0.025049</text:p>
          </table:table-cell>
          <table:table-cell office:value-type="float" office:value="0.020197" calcext:value-type="float">
            <text:p>0.020197</text:p>
          </table:table-cell>
          <table:table-cell office:value-type="float" office:value="0.019294" calcext:value-type="float">
            <text:p>0.019294</text:p>
          </table:table-cell>
          <table:table-cell office:value-type="float" office:value="0.019935" calcext:value-type="float">
            <text:p>0.019935</text:p>
          </table:table-cell>
          <table:table-cell office:value-type="float" office:value="0.001326" calcext:value-type="float">
            <text:p>0.00132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28706" calcext:value-type="float">
            <text:p>0.028706</text:p>
          </table:table-cell>
          <table:table-cell office:value-type="float" office:value="0.023068" calcext:value-type="float">
            <text:p>0.023068</text:p>
          </table:table-cell>
          <table:table-cell office:value-type="float" office:value="0.022057" calcext:value-type="float">
            <text:p>0.022057</text:p>
          </table:table-cell>
          <table:table-cell office:value-type="float" office:value="0.022808" calcext:value-type="float">
            <text:p>0.022808</text:p>
          </table:table-cell>
          <table:table-cell office:value-type="float" office:value="0.001494" calcext:value-type="float">
            <text:p>0.00149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36008" calcext:value-type="float">
            <text:p>0.036008</text:p>
          </table:table-cell>
          <table:table-cell office:value-type="float" office:value="0.025968" calcext:value-type="float">
            <text:p>0.025968</text:p>
          </table:table-cell>
          <table:table-cell office:value-type="float" office:value="0.024629" calcext:value-type="float">
            <text:p>0.024629</text:p>
          </table:table-cell>
          <table:table-cell office:value-type="float" office:value="0.025399" calcext:value-type="float">
            <text:p>0.025399</text:p>
          </table:table-cell>
          <table:table-cell office:value-type="float" office:value="0.001591" calcext:value-type="float">
            <text:p>0.001591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35683" calcext:value-type="float">
            <text:p>0.035683</text:p>
          </table:table-cell>
          <table:table-cell office:value-type="float" office:value="0.028654" calcext:value-type="float">
            <text:p>0.028654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01792" calcext:value-type="float">
            <text:p>0.00179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3994" calcext:value-type="float">
            <text:p>0.03994</text:p>
          </table:table-cell>
          <table:table-cell office:value-type="float" office:value="0.031524" calcext:value-type="float">
            <text:p>0.031524</text:p>
          </table:table-cell>
          <table:table-cell office:value-type="float" office:value="0.030071" calcext:value-type="float">
            <text:p>0.030071</text:p>
          </table:table-cell>
          <table:table-cell office:value-type="float" office:value="0.030476" calcext:value-type="float">
            <text:p>0.030476</text:p>
          </table:table-cell>
          <table:table-cell office:value-type="float" office:value="0.001919" calcext:value-type="float">
            <text:p>0.001919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43355" calcext:value-type="float">
            <text:p>0.043355</text:p>
          </table:table-cell>
          <table:table-cell office:value-type="float" office:value="0.037709" calcext:value-type="float">
            <text:p>0.037709</text:p>
          </table:table-cell>
          <table:table-cell office:value-type="float" office:value="0.032888" calcext:value-type="float">
            <text:p>0.032888</text:p>
          </table:table-cell>
          <table:table-cell office:value-type="float" office:value="0.033436" calcext:value-type="float">
            <text:p>0.033436</text:p>
          </table:table-cell>
          <table:table-cell office:value-type="float" office:value="0.002035" calcext:value-type="float">
            <text:p>0.002035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47006" calcext:value-type="float">
            <text:p>0.047006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5685" calcext:value-type="float">
            <text:p>0.035685</text:p>
          </table:table-cell>
          <table:table-cell office:value-type="float" office:value="0.036544" calcext:value-type="float">
            <text:p>0.036544</text:p>
          </table:table-cell>
          <table:table-cell office:value-type="float" office:value="0.002406" calcext:value-type="float">
            <text:p>0.00240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50596" calcext:value-type="float">
            <text:p>0.050596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0.038481" calcext:value-type="float">
            <text:p>0.038481</text:p>
          </table:table-cell>
          <table:table-cell office:value-type="float" office:value="0.039763" calcext:value-type="float">
            <text:p>0.039763</text:p>
          </table:table-cell>
          <table:table-cell office:value-type="float" office:value="0.002379" calcext:value-type="float">
            <text:p>0.00237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E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Losowe</text:p>
          </table:table-cell>
          <table:table-cell office:value-type="string" calcext:value-type="string">
            <text:p>Rosnące</text:p>
          </table:table-cell>
          <table:table-cell office:value-type="string" calcext:value-type="string">
            <text:p>Malejące</text:p>
          </table:table-cell>
          <table:table-cell office:value-type="string" calcext:value-type="string">
            <text:p>V-kształtne</text:p>
          </table:table-cell>
          <table:table-cell office:value-type="string" calcext:value-type="string">
            <text:p>Stał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636" calcext:value-type="float">
            <text:p>0.001636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0.000943" calcext:value-type="float">
            <text:p>0.00094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1881" calcext:value-type="float">
            <text:p>0.001881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0.001867" calcext:value-type="float">
            <text:p>0.00186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5448" calcext:value-type="float">
            <text:p>0.005448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0.004552" calcext:value-type="float">
            <text:p>0.004552</text:p>
          </table:table-cell>
          <table:table-cell office:value-type="float" office:value="0.002976" calcext:value-type="float">
            <text:p>0.002976</text:p>
          </table:table-cell>
          <table:table-cell office:value-type="float" office:value="0.002869" calcext:value-type="float">
            <text:p>0.00286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7608" calcext:value-type="float">
            <text:p>0.007608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.00403" calcext:value-type="float">
            <text:p>0.004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9572" calcext:value-type="float">
            <text:p>0.009572</text:p>
          </table:table-cell>
          <table:table-cell office:value-type="float" office:value="0.005101" calcext:value-type="float">
            <text:p>0.005101</text:p>
          </table:table-cell>
          <table:table-cell office:value-type="float" office:value="0.005045" calcext:value-type="float">
            <text:p>0.005045</text:p>
          </table:table-cell>
          <table:table-cell office:value-type="float" office:value="0.005063" calcext:value-type="float">
            <text:p>0.005063</text:p>
          </table:table-cell>
          <table:table-cell office:value-type="float" office:value="0.005137" calcext:value-type="float">
            <text:p>0.00513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1622" calcext:value-type="float">
            <text:p>0.011622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6079" calcext:value-type="float">
            <text:p>0.006079</text:p>
          </table:table-cell>
          <table:table-cell office:value-type="float" office:value="0.006169" calcext:value-type="float">
            <text:p>0.006169</text:p>
          </table:table-cell>
          <table:table-cell office:value-type="float" office:value="0.007336" calcext:value-type="float">
            <text:p>0.00733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13746" calcext:value-type="float">
            <text:p>0.013746</text:p>
          </table:table-cell>
          <table:table-cell office:value-type="float" office:value="0.007294" calcext:value-type="float">
            <text:p>0.007294</text:p>
          </table:table-cell>
          <table:table-cell office:value-type="float" office:value="0.007181" calcext:value-type="float">
            <text:p>0.007181</text:p>
          </table:table-cell>
          <table:table-cell office:value-type="float" office:value="0.007264" calcext:value-type="float">
            <text:p>0.007264</text:p>
          </table:table-cell>
          <table:table-cell office:value-type="float" office:value="0.007299" calcext:value-type="float">
            <text:p>0.00729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15949" calcext:value-type="float">
            <text:p>0.015949</text:p>
          </table:table-cell>
          <table:table-cell office:value-type="float" office:value="0.008422" calcext:value-type="float">
            <text:p>0.008422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08423" calcext:value-type="float">
            <text:p>0.008423</text:p>
          </table:table-cell>
          <table:table-cell office:value-type="float" office:value="0.008765" calcext:value-type="float">
            <text:p>0.00876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18327" calcext:value-type="float">
            <text:p>0.018327</text:p>
          </table:table-cell>
          <table:table-cell office:value-type="float" office:value="0.009592" calcext:value-type="float">
            <text:p>0.009592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9502" calcext:value-type="float">
            <text:p>0.00950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0504" calcext:value-type="float">
            <text:p>0.020504</text:p>
          </table:table-cell>
          <table:table-cell office:value-type="float" office:value="0.010704" calcext:value-type="float">
            <text:p>0.010704</text:p>
          </table:table-cell>
          <table:table-cell office:value-type="float" office:value="0.010564" calcext:value-type="float">
            <text:p>0.010564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1072" calcext:value-type="float">
            <text:p>0.01107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22784" calcext:value-type="float">
            <text:p>0.022784</text:p>
          </table:table-cell>
          <table:table-cell office:value-type="float" office:value="0.011871" calcext:value-type="float">
            <text:p>0.011871</text:p>
          </table:table-cell>
          <table:table-cell office:value-type="float" office:value="0.011728" calcext:value-type="float">
            <text:p>0.011728</text:p>
          </table:table-cell>
          <table:table-cell office:value-type="float" office:value="0.011848" calcext:value-type="float">
            <text:p>0.011848</text:p>
          </table:table-cell>
          <table:table-cell office:value-type="float" office:value="0.01186" calcext:value-type="float">
            <text:p>0.01186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24561" calcext:value-type="float">
            <text:p>0.024561</text:p>
          </table:table-cell>
          <table:table-cell office:value-type="float" office:value="0.012968" calcext:value-type="float">
            <text:p>0.012968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3073" calcext:value-type="float">
            <text:p>0.013073</text:p>
          </table:table-cell>
          <table:table-cell office:value-type="float" office:value="0.01315" calcext:value-type="float">
            <text:p>0.01315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26632" calcext:value-type="float">
            <text:p>0.026632</text:p>
          </table:table-cell>
          <table:table-cell office:value-type="float" office:value="0.014266" calcext:value-type="float">
            <text:p>0.014266</text:p>
          </table:table-cell>
          <table:table-cell office:value-type="float" office:value="0.014019" calcext:value-type="float">
            <text:p>0.014019</text:p>
          </table:table-cell>
          <table:table-cell office:value-type="float" office:value="0.014199" calcext:value-type="float">
            <text:p>0.014199</text:p>
          </table:table-cell>
          <table:table-cell office:value-type="float" office:value="0.014288" calcext:value-type="float">
            <text:p>0.01428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28969" calcext:value-type="float">
            <text:p>0.028969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204" calcext:value-type="float">
            <text:p>0.015204</text:p>
          </table:table-cell>
          <table:table-cell office:value-type="float" office:value="0.015428" calcext:value-type="float">
            <text:p>0.015428</text:p>
          </table:table-cell>
          <table:table-cell office:value-type="float" office:value="0.015383" calcext:value-type="float">
            <text:p>0.015383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31193" calcext:value-type="float">
            <text:p>0.031193</text:p>
          </table:table-cell>
          <table:table-cell office:value-type="float" office:value="0.016657" calcext:value-type="float">
            <text:p>0.016657</text:p>
          </table:table-cell>
          <table:table-cell office:value-type="float" office:value="0.016475" calcext:value-type="float">
            <text:p>0.016475</text:p>
          </table:table-cell>
          <table:table-cell office:value-type="float" office:value="0.016821" calcext:value-type="float">
            <text:p>0.016821</text:p>
          </table:table-cell>
          <table:table-cell office:value-type="float" office:value="0.016555" calcext:value-type="float">
            <text:p>0.016555</text:p>
          </table:table-cell>
        </table:table-row>
      </table:table>
      <table:table table:name="quicksort" table:style-name="ta1">
        <table:shapes>
          <draw:frame draw:z-index="0" draw:style-name="gr1" draw:text-style-name="P1" svg:width="6.2988in" svg:height="3.5429in" svg:x="5.5976in" svg:y="0.478in">
            <draw:object draw:notify-on-update-of-ranges="quicksort.A5:quicksort.A19 quicksort.B4:quicksort.B4 quicksort.B5:quicksort.B19 quicksort.C4:quicksort.C4 quicksort.C5:quicksort.C19 quicksort.D4:quicksort.D4 quicksort.D5:quicksort.D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-ASHAPED-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iczba elementów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7666" calcext:value-type="float">
            <text:p>0.07666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2059" calcext:value-type="float">
            <text:p>0.00205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269834" calcext:value-type="float">
            <text:p>0.269834</text:p>
          </table:table-cell>
          <table:table-cell office:value-type="float" office:value="0.006583" calcext:value-type="float">
            <text:p>0.006583</text:p>
          </table:table-cell>
          <table:table-cell office:value-type="float" office:value="0.004203" calcext:value-type="float">
            <text:p>0.00420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593786" calcext:value-type="float">
            <text:p>0.593786</text:p>
          </table:table-cell>
          <table:table-cell office:value-type="float" office:value="0.007265" calcext:value-type="float">
            <text:p>0.007265</text:p>
          </table:table-cell>
          <table:table-cell office:value-type="float" office:value="0.005331" calcext:value-type="float">
            <text:p>0.00533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05448" calcext:value-type="float">
            <text:p>1.05448</text:p>
          </table:table-cell>
          <table:table-cell office:value-type="float" office:value="0.011049" calcext:value-type="float">
            <text:p>0.011049</text:p>
          </table:table-cell>
          <table:table-cell office:value-type="float" office:value="0.00642" calcext:value-type="float">
            <text:p>0.006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63506" calcext:value-type="float">
            <text:p>1.63506</text:p>
          </table:table-cell>
          <table:table-cell office:value-type="float" office:value="0.012638" calcext:value-type="float">
            <text:p>0.012638</text:p>
          </table:table-cell>
          <table:table-cell office:value-type="float" office:value="0.007518" calcext:value-type="float">
            <text:p>0.00751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.35322" calcext:value-type="float">
            <text:p>2.35322</text:p>
          </table:table-cell>
          <table:table-cell office:value-type="float" office:value="0.016877" calcext:value-type="float">
            <text:p>0.016877</text:p>
          </table:table-cell>
          <table:table-cell office:value-type="float" office:value="0.009916" calcext:value-type="float">
            <text:p>0.00991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.19793" calcext:value-type="float">
            <text:p>3.19793</text:p>
          </table:table-cell>
          <table:table-cell office:value-type="float" office:value="0.018966" calcext:value-type="float">
            <text:p>0.018966</text:p>
          </table:table-cell>
          <table:table-cell office:value-type="float" office:value="0.009741" calcext:value-type="float">
            <text:p>0.00974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.1718" calcext:value-type="float">
            <text:p>4.1718</text:p>
          </table:table-cell>
          <table:table-cell office:value-type="float" office:value="0.021291" calcext:value-type="float">
            <text:p>0.021291</text:p>
          </table:table-cell>
          <table:table-cell office:value-type="float" office:value="0.010581" calcext:value-type="float">
            <text:p>0.01058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.2946" calcext:value-type="float">
            <text:p>5.2946</text:p>
          </table:table-cell>
          <table:table-cell office:value-type="float" office:value="0.024524" calcext:value-type="float">
            <text:p>0.024524</text:p>
          </table:table-cell>
          <table:table-cell office:value-type="float" office:value="0.014059" calcext:value-type="float">
            <text:p>0.01405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.51946" calcext:value-type="float">
            <text:p>6.51946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15326" calcext:value-type="float">
            <text:p>0.01532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7.93954" calcext:value-type="float">
            <text:p>7.93954</text:p>
          </table:table-cell>
          <table:table-cell office:value-type="float" office:value="0.031927" calcext:value-type="float">
            <text:p>0.031927</text:p>
          </table:table-cell>
          <table:table-cell office:value-type="float" office:value="0.017786" calcext:value-type="float">
            <text:p>0.017786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9.37575" calcext:value-type="float">
            <text:p>9.37575</text:p>
          </table:table-cell>
          <table:table-cell office:value-type="float" office:value="0.035182" calcext:value-type="float">
            <text:p>0.035182</text:p>
          </table:table-cell>
          <table:table-cell office:value-type="float" office:value="0.018801" calcext:value-type="float">
            <text:p>0.01880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1.0196" calcext:value-type="float">
            <text:p>11.0196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0.021208" calcext:value-type="float">
            <text:p>0.02120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2.7695" calcext:value-type="float">
            <text:p>12.7695</text:p>
          </table:table-cell>
          <table:table-cell office:value-type="float" office:value="0.040122" calcext:value-type="float">
            <text:p>0.040122</text:p>
          </table:table-cell>
          <table:table-cell office:value-type="float" office:value="0.02064" calcext:value-type="float">
            <text:p>0.0206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4.6366" calcext:value-type="float">
            <text:p>14.6366</text:p>
          </table:table-cell>
          <table:table-cell office:value-type="float" office:value="0.046399" calcext:value-type="float">
            <text:p>0.046399</text:p>
          </table:table-cell>
          <table:table-cell office:value-type="float" office:value="0.022465" calcext:value-type="float">
            <text:p>0.022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6:47:52.4568517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9T17:01:22.526185953</dc:date>
    <meta:editing-duration>PT2H54M2S</meta:editing-duration>
    <meta:editing-cycles>18</meta:editing-cycles>
    <meta:generator>LibreOffice/7.2.6.2$Linux_X86_64 LibreOffice_project/20$Build-2</meta:generator>
    <meta:document-statistic meta:table-count="3" meta:cell-count="858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82cm" svg:height="10.387cm" xlink:href=".." xlink:type="simple" chart:class="chart:line" chart:style-name="ch1">
        <chart:title svg:x="6.352cm" svg:y="0.343cm" chart:style-name="ch2">
          <text:p>Tablica wartości losowych</text:p>
        </chart:title>
        <chart:legend chart:legend-position="bottom" svg:x="3.148cm" svg:y="9.788cm" style:legend-expansion="wide" chart:style-name="ch3"/>
        <chart:plot-area chart:style-name="ch4" table:cell-range-address="'shape-algorithms'.A2:'shape-algorithms'.E17" chart:data-source-has-labels="both" svg:x="1.372cm" svg:y="1.329cm" svg:width="16.349cm" svg:height="7.087cm">
          <chart:coordinate-region svg:x="2.47cm" svg:y="1.329cm" svg:width="15.111cm" svg:height="5.572cm"/>
          <chart:axis chart:dimension="x" chart:name="primary-x" chart:style-name="ch5" chartooo:axis-type="auto">
            <chartooo:date-scale/>
            <chart:title svg:x="7.518cm" svg:y="8.623cm" chart:style-name="ch6">
              <text:p>Liczba elementów w tablicy</text:p>
            </chart:title>
            <chart:categories table:cell-range-address="'shape-algorithms'.A3:'shape-algorithms'.A17"/>
          </chart:axis>
          <chart:axis chart:dimension="y" chart:name="primary-y" chart:style-name="ch7">
            <chart:title svg:x="0.451cm" svg:y="5.498cm" chart:style-name="ch8">
              <text:p>Czas [s]</text:p>
            </chart:title>
            <chart:grid chart:style-name="ch9" chart:class="major"/>
          </chart:axis>
          <chart:series chart:style-name="ch10" chart:values-cell-range-address="'shape-algorithms'.B3:'shape-algorithms'.B17" chart:label-cell-address="'shape-algorithms'.B2:'shape-algorithms'.B2" chart:class="chart:line">
            <chart:data-point chart:repeated="15"/>
          </chart:series>
          <chart:series chart:style-name="ch11" chart:values-cell-range-address="'shape-algorithms'.C3:'shape-algorithms'.C17" chart:label-cell-address="'shape-algorithms'.C2:'shape-algorithms'.C2" chart:class="chart:line">
            <chart:data-point chart:repeated="15"/>
          </chart:series>
          <chart:series chart:style-name="ch12" chart:values-cell-range-address="'shape-algorithms'.D3:'shape-algorithms'.D17" chart:label-cell-address="'shape-algorithms'.D2:'shape-algorithms'.D2" chart:class="chart:line">
            <chart:data-point chart:repeated="15"/>
          </chart:series>
          <chart:series chart:style-name="ch13" chart:values-cell-range-address="'shape-algorithms'.E3:'shape-algorithms'.E17" chart:label-cell-address="'shape-algorithms'.E2:'shape-algorithms'.E2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'shape-algorithms'.B2:'shape-algorithms'.B2</svg:desc>
                </draw:g>
              </table:table-cell>
              <table:table-cell office:value-type="string">
                <text:p>Selection sort</text:p>
                <draw:g>
                  <svg:desc>'shape-algorithms'.C2:'shape-algorithms'.C2</svg:desc>
                </draw:g>
              </table:table-cell>
              <table:table-cell office:value-type="string">
                <text:p>Heap sort</text:p>
                <draw:g>
                  <svg:desc>'shape-algorithms'.D2:'shape-algorithms'.D2</svg:desc>
                </draw:g>
              </table:table-cell>
              <table:table-cell office:value-type="string">
                <text:p>Merge sort</text:p>
                <draw:g>
                  <svg:desc>'shape-algorithms'.E2:'shape-algorithms'.E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shape-algorithms'.A3:'shape-algorithms'.A17</svg:desc>
                </draw:g>
              </table:table-cell>
              <table:table-cell office:value-type="float" office:value="0.109998">
                <text:p>0.109998</text:p>
                <draw:g>
                  <svg:desc>'shape-algorithms'.B3:'shape-algorithms'.B17</svg:desc>
                </draw:g>
              </table:table-cell>
              <table:table-cell office:value-type="float" office:value="0.112671">
                <text:p>0.112671</text:p>
                <draw:g>
                  <svg:desc>'shape-algorithms'.C3:'shape-algorithms'.C17</svg:desc>
                </draw:g>
              </table:table-cell>
              <table:table-cell office:value-type="float" office:value="0.002522">
                <text:p>0.002522</text:p>
                <draw:g>
                  <svg:desc>'shape-algorithms'.D3:'shape-algorithms'.D17</svg:desc>
                </draw:g>
              </table:table-cell>
              <table:table-cell office:value-type="float" office:value="0.001636">
                <text:p>0.001636</text:p>
                <draw:g>
                  <svg:desc>'shape-algorithms'.E3:'shape-algorithms'.E17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332684">
                <text:p>0.332684</text:p>
              </table:table-cell>
              <table:table-cell office:value-type="float" office:value="0.44002">
                <text:p>0.44002</text:p>
              </table:table-cell>
              <table:table-cell office:value-type="float" office:value="0.005421">
                <text:p>0.005421</text:p>
              </table:table-cell>
              <table:table-cell office:value-type="float" office:value="0.003545">
                <text:p>0.00354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729351">
                <text:p>0.729351</text:p>
              </table:table-cell>
              <table:table-cell office:value-type="float" office:value="0.993014">
                <text:p>0.993014</text:p>
              </table:table-cell>
              <table:table-cell office:value-type="float" office:value="0.008464">
                <text:p>0.008464</text:p>
              </table:table-cell>
              <table:table-cell office:value-type="float" office:value="0.005448">
                <text:p>0.00544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29891">
                <text:p>1.29891</text:p>
              </table:table-cell>
              <table:table-cell office:value-type="float" office:value="1.76018">
                <text:p>1.76018</text:p>
              </table:table-cell>
              <table:table-cell office:value-type="float" office:value="0.011787">
                <text:p>0.011787</text:p>
              </table:table-cell>
              <table:table-cell office:value-type="float" office:value="0.007608">
                <text:p>0.00760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99038">
                <text:p>1.99038</text:p>
              </table:table-cell>
              <table:table-cell office:value-type="float" office:value="2.74157">
                <text:p>2.74157</text:p>
              </table:table-cell>
              <table:table-cell office:value-type="float" office:value="0.014883">
                <text:p>0.014883</text:p>
              </table:table-cell>
              <table:table-cell office:value-type="float" office:value="0.009572">
                <text:p>0.00957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8378">
                <text:p>2.8378</text:p>
              </table:table-cell>
              <table:table-cell office:value-type="float" office:value="3.95999">
                <text:p>3.95999</text:p>
              </table:table-cell>
              <table:table-cell office:value-type="float" office:value="0.018175">
                <text:p>0.018175</text:p>
              </table:table-cell>
              <table:table-cell office:value-type="float" office:value="0.011622">
                <text:p>0.01162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.87623">
                <text:p>3.87623</text:p>
              </table:table-cell>
              <table:table-cell office:value-type="float" office:value="5.37459">
                <text:p>5.37459</text:p>
              </table:table-cell>
              <table:table-cell office:value-type="float" office:value="0.021713">
                <text:p>0.021713</text:p>
              </table:table-cell>
              <table:table-cell office:value-type="float" office:value="0.013746">
                <text:p>0.01374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.07073">
                <text:p>5.07073</text:p>
              </table:table-cell>
              <table:table-cell office:value-type="float" office:value="7.02699">
                <text:p>7.02699</text:p>
              </table:table-cell>
              <table:table-cell office:value-type="float" office:value="0.025049">
                <text:p>0.025049</text:p>
              </table:table-cell>
              <table:table-cell office:value-type="float" office:value="0.015949">
                <text:p>0.01594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.36963">
                <text:p>6.36963</text:p>
              </table:table-cell>
              <table:table-cell office:value-type="float" office:value="8.88653">
                <text:p>8.88653</text:p>
              </table:table-cell>
              <table:table-cell office:value-type="float" office:value="0.028706">
                <text:p>0.028706</text:p>
              </table:table-cell>
              <table:table-cell office:value-type="float" office:value="0.018327">
                <text:p>0.01832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.32246">
                <text:p>8.32246</text:p>
              </table:table-cell>
              <table:table-cell office:value-type="float" office:value="11.832">
                <text:p>11.832</text:p>
              </table:table-cell>
              <table:table-cell office:value-type="float" office:value="0.036008">
                <text:p>0.036008</text:p>
              </table:table-cell>
              <table:table-cell office:value-type="float" office:value="0.020504">
                <text:p>0.020504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0.115">
                <text:p>10.115</text:p>
              </table:table-cell>
              <table:table-cell office:value-type="float" office:value="13.2958">
                <text:p>13.2958</text:p>
              </table:table-cell>
              <table:table-cell office:value-type="float" office:value="0.035683">
                <text:p>0.035683</text:p>
              </table:table-cell>
              <table:table-cell office:value-type="float" office:value="0.022784">
                <text:p>0.022784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1.4326">
                <text:p>11.4326</text:p>
              </table:table-cell>
              <table:table-cell office:value-type="float" office:value="15.7923">
                <text:p>15.7923</text:p>
              </table:table-cell>
              <table:table-cell office:value-type="float" office:value="0.03994">
                <text:p>0.03994</text:p>
              </table:table-cell>
              <table:table-cell office:value-type="float" office:value="0.024561">
                <text:p>0.024561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.2965">
                <text:p>13.2965</text:p>
              </table:table-cell>
              <table:table-cell office:value-type="float" office:value="18.5613">
                <text:p>18.5613</text:p>
              </table:table-cell>
              <table:table-cell office:value-type="float" office:value="0.043355">
                <text:p>0.043355</text:p>
              </table:table-cell>
              <table:table-cell office:value-type="float" office:value="0.026632">
                <text:p>0.026632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5.3588">
                <text:p>15.3588</text:p>
              </table:table-cell>
              <table:table-cell office:value-type="float" office:value="21.4999">
                <text:p>21.4999</text:p>
              </table:table-cell>
              <table:table-cell office:value-type="float" office:value="0.047006">
                <text:p>0.047006</text:p>
              </table:table-cell>
              <table:table-cell office:value-type="float" office:value="0.028969">
                <text:p>0.02896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7.7037">
                <text:p>17.7037</text:p>
              </table:table-cell>
              <table:table-cell office:value-type="float" office:value="24.7638">
                <text:p>24.7638</text:p>
              </table:table-cell>
              <table:table-cell office:value-type="float" office:value="0.050596">
                <text:p>0.050596</text:p>
              </table:table-cell>
              <table:table-cell office:value-type="float" office:value="0.031193">
                <text:p>0.031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42cm" svg:height="9.305cm" xlink:href=".." xlink:type="simple" chart:class="chart:line" chart:style-name="ch1">
        <chart:title svg:x="5.793cm" svg:y="0.322cm" chart:style-name="ch2">
          <text:p>Tablica wartości stałych</text:p>
        </chart:title>
        <chart:legend chart:legend-position="bottom" svg:x="2.166cm" svg:y="8.706cm" style:legend-expansion="wide" chart:style-name="ch3"/>
        <chart:plot-area chart:style-name="ch4" table:cell-range-address="'shape-algorithms'.A73:'shape-algorithms'.E89" chart:data-source-has-labels="both" svg:x="1.341cm" svg:y="1.287cm" svg:width="14.871cm" svg:height="6.068cm">
          <chart:coordinate-region svg:x="2.809cm" svg:y="1.287cm" svg:width="13.263cm" svg:height="4.553cm"/>
          <chart:axis chart:dimension="x" chart:name="primary-x" chart:style-name="ch5" chartooo:axis-type="auto">
            <chartooo:date-scale/>
            <chart:title svg:x="6.748cm" svg:y="7.541cm" chart:style-name="ch6">
              <text:p>Liczba elementów w tablicy</text:p>
            </chart:title>
            <chart:categories table:cell-range-address="'shape-algorithms'.A75:'shape-algorithms'.A89"/>
          </chart:axis>
          <chart:axis chart:dimension="y" chart:name="primary-y" chart:style-name="ch7">
            <chart:title svg:x="0.451cm" svg:y="4.947cm" chart:style-name="ch8">
              <text:p>Czas [s]</text:p>
            </chart:title>
            <chart:grid chart:style-name="ch9" chart:class="major"/>
          </chart:axis>
          <chart:series chart:style-name="ch10" chart:values-cell-range-address="'shape-algorithms'.B75:'shape-algorithms'.B89" chart:label-cell-address="'shape-algorithms'.B73:'shape-algorithms'.B74" chart:class="chart:line">
            <chart:data-point chart:repeated="15"/>
          </chart:series>
          <chart:series chart:style-name="ch11" chart:values-cell-range-address="'shape-algorithms'.C75:'shape-algorithms'.C89" chart:label-cell-address="'shape-algorithms'.C73:'shape-algorithms'.C74" chart:class="chart:line">
            <chart:data-point chart:repeated="15"/>
          </chart:series>
          <chart:series chart:style-name="ch12" chart:values-cell-range-address="'shape-algorithms'.D75:'shape-algorithms'.D89" chart:label-cell-address="'shape-algorithms'.D73:'shape-algorithms'.D74" chart:class="chart:line">
            <chart:data-point chart:repeated="15"/>
          </chart:series>
          <chart:series chart:style-name="ch13" chart:values-cell-range-address="'shape-algorithms'.E75:'shape-algorithms'.E89" chart:label-cell-address="'shape-algorithms'.E73:'shape-algorithms'.E74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text:list>
                  <text:list-item>
                    <text:p/>
                  </text:list-item>
                  <text:list-item>
                    <text:p>Insertion sort</text:p>
                  </text:list-item>
                </text:list>
                <draw:g>
                  <svg:desc>'shape-algorithms'.B73:'shape-algorithms'.B74</svg:desc>
                </draw:g>
              </table:table-cell>
              <table:table-cell office:value-type="string">
                <text:p>Selection sort</text:p>
                <text:list>
                  <text:list-item>
                    <text:p/>
                  </text:list-item>
                  <text:list-item>
                    <text:p>Selection sort</text:p>
                  </text:list-item>
                </text:list>
                <draw:g>
                  <svg:desc>'shape-algorithms'.C73:'shape-algorithms'.C74</svg:desc>
                </draw:g>
              </table:table-cell>
              <table:table-cell office:value-type="string">
                <text:p>Heap sort</text:p>
                <text:list>
                  <text:list-item>
                    <text:p/>
                  </text:list-item>
                  <text:list-item>
                    <text:p>Heap sort</text:p>
                  </text:list-item>
                </text:list>
                <draw:g>
                  <svg:desc>'shape-algorithms'.D73:'shape-algorithms'.D74</svg:desc>
                </draw:g>
              </table:table-cell>
              <table:table-cell office:value-type="string">
                <text:p>Merge sort</text:p>
                <text:list>
                  <text:list-item>
                    <text:p/>
                  </text:list-item>
                  <text:list-item>
                    <text:p>Merge sort</text:p>
                  </text:list-item>
                </text:list>
                <draw:g>
                  <svg:desc>'shape-algorithms'.E73:'shape-algorithms'.E7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shape-algorithms'.A75:'shape-algorithms'.A89</svg:desc>
                </draw:g>
              </table:table-cell>
              <table:table-cell office:value-type="float" office:value="0.000092">
                <text:p>0.000092</text:p>
                <draw:g>
                  <svg:desc>'shape-algorithms'.B75:'shape-algorithms'.B89</svg:desc>
                </draw:g>
              </table:table-cell>
              <table:table-cell office:value-type="float" office:value="0.16127">
                <text:p>0.16127</text:p>
                <draw:g>
                  <svg:desc>'shape-algorithms'.C75:'shape-algorithms'.C89</svg:desc>
                </draw:g>
              </table:table-cell>
              <table:table-cell office:value-type="float" office:value="0.000155">
                <text:p>0.000155</text:p>
                <draw:g>
                  <svg:desc>'shape-algorithms'.D75:'shape-algorithms'.D89</svg:desc>
                </draw:g>
              </table:table-cell>
              <table:table-cell office:value-type="float" office:value="0.000943">
                <text:p>0.000943</text:p>
                <draw:g>
                  <svg:desc>'shape-algorithms'.E75:'shape-algorithms'.E89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93">
                <text:p>0.000093</text:p>
              </table:table-cell>
              <table:table-cell office:value-type="float" office:value="0.470833">
                <text:p>0.470833</text:p>
              </table:table-cell>
              <table:table-cell office:value-type="float" office:value="0.000311">
                <text:p>0.000311</text:p>
              </table:table-cell>
              <table:table-cell office:value-type="float" office:value="0.001867">
                <text:p>0.00186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151">
                <text:p>0.000151</text:p>
              </table:table-cell>
              <table:table-cell office:value-type="float" office:value="1.03346">
                <text:p>1.03346</text:p>
              </table:table-cell>
              <table:table-cell office:value-type="float" office:value="0.000476">
                <text:p>0.000476</text:p>
              </table:table-cell>
              <table:table-cell office:value-type="float" office:value="0.002869">
                <text:p>0.00286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0184">
                <text:p>0.000184</text:p>
              </table:table-cell>
              <table:table-cell office:value-type="float" office:value="1.81658">
                <text:p>1.81658</text:p>
              </table:table-cell>
              <table:table-cell office:value-type="float" office:value="0.000618">
                <text:p>0.000618</text:p>
              </table:table-cell>
              <table:table-cell office:value-type="float" office:value="0.00403">
                <text:p>0.0040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245">
                <text:p>0.000245</text:p>
              </table:table-cell>
              <table:table-cell office:value-type="float" office:value="2.81165">
                <text:p>2.81165</text:p>
              </table:table-cell>
              <table:table-cell office:value-type="float" office:value="0.000772">
                <text:p>0.000772</text:p>
              </table:table-cell>
              <table:table-cell office:value-type="float" office:value="0.005137">
                <text:p>0.00513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0315">
                <text:p>0.000315</text:p>
              </table:table-cell>
              <table:table-cell office:value-type="float" office:value="4.06881">
                <text:p>4.06881</text:p>
              </table:table-cell>
              <table:table-cell office:value-type="float" office:value="0.000993">
                <text:p>0.000993</text:p>
              </table:table-cell>
              <table:table-cell office:value-type="float" office:value="0.007336">
                <text:p>0.00733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0382">
                <text:p>0.000382</text:p>
              </table:table-cell>
              <table:table-cell office:value-type="float" office:value="5.50345">
                <text:p>5.50345</text:p>
              </table:table-cell>
              <table:table-cell office:value-type="float" office:value="0.001083">
                <text:p>0.001083</text:p>
              </table:table-cell>
              <table:table-cell office:value-type="float" office:value="0.007299">
                <text:p>0.00729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0427">
                <text:p>0.000427</text:p>
              </table:table-cell>
              <table:table-cell office:value-type="float" office:value="7.15044">
                <text:p>7.15044</text:p>
              </table:table-cell>
              <table:table-cell office:value-type="float" office:value="0.001326">
                <text:p>0.001326</text:p>
              </table:table-cell>
              <table:table-cell office:value-type="float" office:value="0.008765">
                <text:p>0.00876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0505">
                <text:p>0.000505</text:p>
              </table:table-cell>
              <table:table-cell office:value-type="float" office:value="9.09788">
                <text:p>9.09788</text:p>
              </table:table-cell>
              <table:table-cell office:value-type="float" office:value="0.001494">
                <text:p>0.001494</text:p>
              </table:table-cell>
              <table:table-cell office:value-type="float" office:value="0.009502">
                <text:p>0.00950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484">
                <text:p>0.000484</text:p>
              </table:table-cell>
              <table:table-cell office:value-type="float" office:value="11.2639">
                <text:p>11.2639</text:p>
              </table:table-cell>
              <table:table-cell office:value-type="float" office:value="0.001591">
                <text:p>0.001591</text:p>
              </table:table-cell>
              <table:table-cell office:value-type="float" office:value="0.011072">
                <text:p>0.01107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000521">
                <text:p>0.000521</text:p>
              </table:table-cell>
              <table:table-cell office:value-type="float" office:value="13.5179">
                <text:p>13.5179</text:p>
              </table:table-cell>
              <table:table-cell office:value-type="float" office:value="0.001792">
                <text:p>0.001792</text:p>
              </table:table-cell>
              <table:table-cell office:value-type="float" office:value="0.01186">
                <text:p>0.01186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000577">
                <text:p>0.000577</text:p>
              </table:table-cell>
              <table:table-cell office:value-type="float" office:value="16.076">
                <text:p>16.076</text:p>
              </table:table-cell>
              <table:table-cell office:value-type="float" office:value="0.001919">
                <text:p>0.001919</text:p>
              </table:table-cell>
              <table:table-cell office:value-type="float" office:value="0.01315">
                <text:p>0.01315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000781">
                <text:p>0.000781</text:p>
              </table:table-cell>
              <table:table-cell office:value-type="float" office:value="18.9023">
                <text:p>18.9023</text:p>
              </table:table-cell>
              <table:table-cell office:value-type="float" office:value="0.002035">
                <text:p>0.002035</text:p>
              </table:table-cell>
              <table:table-cell office:value-type="float" office:value="0.014288">
                <text:p>0.014288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000824">
                <text:p>0.000824</text:p>
              </table:table-cell>
              <table:table-cell office:value-type="float" office:value="21.9204">
                <text:p>21.9204</text:p>
              </table:table-cell>
              <table:table-cell office:value-type="float" office:value="0.002406">
                <text:p>0.002406</text:p>
              </table:table-cell>
              <table:table-cell office:value-type="float" office:value="0.015383">
                <text:p>0.015383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00941">
                <text:p>0.000941</text:p>
              </table:table-cell>
              <table:table-cell office:value-type="float" office:value="25.1395">
                <text:p>25.1395</text:p>
              </table:table-cell>
              <table:table-cell office:value-type="float" office:value="0.002379">
                <text:p>0.002379</text:p>
              </table:table-cell>
              <table:table-cell office:value-type="float" office:value="0.016555">
                <text:p>0.01655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cm" svg:height="10.069cm" xlink:href=".." xlink:type="simple" chart:class="chart:line" chart:style-name="ch1">
        <chart:title svg:x="6.155cm" svg:y="0.337cm" chart:style-name="ch2">
          <text:p>Tablica wartości rosnących</text:p>
        </chart:title>
        <chart:legend chart:legend-position="bottom" svg:x="3.057cm" svg:y="9.47cm" style:legend-expansion="wide" chart:style-name="ch3"/>
        <chart:plot-area chart:style-name="ch4" table:cell-range-address="'shape-algorithms'.A20:'shape-algorithms'.E35" chart:data-source-has-labels="both" svg:x="1.369cm" svg:y="1.317cm" svg:width="16.173cm" svg:height="6.787cm">
          <chart:coordinate-region svg:x="2.837cm" svg:y="1.317cm" svg:width="14.565cm" svg:height="5.271cm"/>
          <chart:axis chart:dimension="x" chart:name="primary-x" chart:style-name="ch5" chartooo:axis-type="auto">
            <chartooo:date-scale/>
            <chart:title svg:x="7.427cm" svg:y="8.305cm" chart:style-name="ch6">
              <text:p>Liczba elementów w tablicy</text:p>
            </chart:title>
            <chart:categories table:cell-range-address="'shape-algorithms'.A21:'shape-algorithms'.A35"/>
          </chart:axis>
          <chart:axis chart:dimension="y" chart:name="primary-y" chart:style-name="ch7">
            <chart:title svg:x="0.451cm" svg:y="5.336cm" chart:style-name="ch8">
              <text:p>Czas [s]</text:p>
            </chart:title>
            <chart:grid chart:style-name="ch9" chart:class="major"/>
          </chart:axis>
          <chart:series chart:style-name="ch10" chart:values-cell-range-address="'shape-algorithms'.B21:'shape-algorithms'.B35" chart:label-cell-address="'shape-algorithms'.B20:'shape-algorithms'.B20" chart:class="chart:line">
            <chart:data-point chart:repeated="15"/>
          </chart:series>
          <chart:series chart:style-name="ch11" chart:values-cell-range-address="'shape-algorithms'.C21:'shape-algorithms'.C35" chart:label-cell-address="'shape-algorithms'.C20:'shape-algorithms'.C20" chart:class="chart:line">
            <chart:data-point chart:repeated="15"/>
          </chart:series>
          <chart:series chart:style-name="ch12" chart:values-cell-range-address="'shape-algorithms'.D21:'shape-algorithms'.D35" chart:label-cell-address="'shape-algorithms'.D20:'shape-algorithms'.D20" chart:class="chart:line">
            <chart:data-point chart:repeated="15"/>
          </chart:series>
          <chart:series chart:style-name="ch13" chart:values-cell-range-address="'shape-algorithms'.E21:'shape-algorithms'.E35" chart:label-cell-address="'shape-algorithms'.E20:'shape-algorithms'.E20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'shape-algorithms'.B20:'shape-algorithms'.B20</svg:desc>
                </draw:g>
              </table:table-cell>
              <table:table-cell office:value-type="string">
                <text:p>Selection sort</text:p>
                <draw:g>
                  <svg:desc>'shape-algorithms'.C20:'shape-algorithms'.C20</svg:desc>
                </draw:g>
              </table:table-cell>
              <table:table-cell office:value-type="string">
                <text:p>Heap sort</text:p>
                <draw:g>
                  <svg:desc>'shape-algorithms'.D20:'shape-algorithms'.D20</svg:desc>
                </draw:g>
              </table:table-cell>
              <table:table-cell office:value-type="string">
                <text:p>Merge sort</text:p>
                <draw:g>
                  <svg:desc>'shape-algorithms'.E20:'shape-algorithms'.E20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shape-algorithms'.A21:'shape-algorithms'.A35</svg:desc>
                </draw:g>
              </table:table-cell>
              <table:table-cell office:value-type="float" office:value="0.000069">
                <text:p>0.000069</text:p>
                <draw:g>
                  <svg:desc>'shape-algorithms'.B21:'shape-algorithms'.B35</svg:desc>
                </draw:g>
              </table:table-cell>
              <table:table-cell office:value-type="float" office:value="0.146088">
                <text:p>0.146088</text:p>
                <draw:g>
                  <svg:desc>'shape-algorithms'.C21:'shape-algorithms'.C35</svg:desc>
                </draw:g>
              </table:table-cell>
              <table:table-cell office:value-type="float" office:value="0.002188">
                <text:p>0.002188</text:p>
                <draw:g>
                  <svg:desc>'shape-algorithms'.D21:'shape-algorithms'.D35</svg:desc>
                </draw:g>
              </table:table-cell>
              <table:table-cell office:value-type="float" office:value="0.000894">
                <text:p>0.000894</text:p>
                <draw:g>
                  <svg:desc>'shape-algorithms'.E21:'shape-algorithms'.E35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94">
                <text:p>0.000094</text:p>
              </table:table-cell>
              <table:table-cell office:value-type="float" office:value="0.463658">
                <text:p>0.463658</text:p>
              </table:table-cell>
              <table:table-cell office:value-type="float" office:value="0.004461">
                <text:p>0.004461</text:p>
              </table:table-cell>
              <table:table-cell office:value-type="float" office:value="0.001881">
                <text:p>0.00188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196">
                <text:p>0.000196</text:p>
              </table:table-cell>
              <table:table-cell office:value-type="float" office:value="1.01852">
                <text:p>1.01852</text:p>
              </table:table-cell>
              <table:table-cell office:value-type="float" office:value="0.006976">
                <text:p>0.006976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0281">
                <text:p>0.000281</text:p>
              </table:table-cell>
              <table:table-cell office:value-type="float" office:value="1.80363">
                <text:p>1.80363</text:p>
              </table:table-cell>
              <table:table-cell office:value-type="float" office:value="0.009588">
                <text:p>0.009588</text:p>
              </table:table-cell>
              <table:table-cell office:value-type="float" office:value="0.004007">
                <text:p>0.00400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293">
                <text:p>0.000293</text:p>
              </table:table-cell>
              <table:table-cell office:value-type="float" office:value="2.77342">
                <text:p>2.77342</text:p>
              </table:table-cell>
              <table:table-cell office:value-type="float" office:value="0.012246">
                <text:p>0.012246</text:p>
              </table:table-cell>
              <table:table-cell office:value-type="float" office:value="0.005101">
                <text:p>0.00510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0388">
                <text:p>0.000388</text:p>
              </table:table-cell>
              <table:table-cell office:value-type="float" office:value="3.9686">
                <text:p>3.9686</text:p>
              </table:table-cell>
              <table:table-cell office:value-type="float" office:value="0.014756">
                <text:p>0.014756</text:p>
              </table:table-cell>
              <table:table-cell office:value-type="float" office:value="0.006216">
                <text:p>0.00621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0396">
                <text:p>0.000396</text:p>
              </table:table-cell>
              <table:table-cell office:value-type="float" office:value="5.39156">
                <text:p>5.39156</text:p>
              </table:table-cell>
              <table:table-cell office:value-type="float" office:value="0.017503">
                <text:p>0.017503</text:p>
              </table:table-cell>
              <table:table-cell office:value-type="float" office:value="0.007294">
                <text:p>0.00729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049">
                <text:p>0.00049</text:p>
              </table:table-cell>
              <table:table-cell office:value-type="float" office:value="7.05236">
                <text:p>7.05236</text:p>
              </table:table-cell>
              <table:table-cell office:value-type="float" office:value="0.020197">
                <text:p>0.020197</text:p>
              </table:table-cell>
              <table:table-cell office:value-type="float" office:value="0.008422">
                <text:p>0.00842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0538">
                <text:p>0.000538</text:p>
              </table:table-cell>
              <table:table-cell office:value-type="float" office:value="8.90217">
                <text:p>8.90217</text:p>
              </table:table-cell>
              <table:table-cell office:value-type="float" office:value="0.023068">
                <text:p>0.023068</text:p>
              </table:table-cell>
              <table:table-cell office:value-type="float" office:value="0.009592">
                <text:p>0.00959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568">
                <text:p>0.000568</text:p>
              </table:table-cell>
              <table:table-cell office:value-type="float" office:value="10.9798">
                <text:p>10.9798</text:p>
              </table:table-cell>
              <table:table-cell office:value-type="float" office:value="0.025968">
                <text:p>0.025968</text:p>
              </table:table-cell>
              <table:table-cell office:value-type="float" office:value="0.010704">
                <text:p>0.010704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000618">
                <text:p>0.000618</text:p>
              </table:table-cell>
              <table:table-cell office:value-type="float" office:value="13.2892">
                <text:p>13.2892</text:p>
              </table:table-cell>
              <table:table-cell office:value-type="float" office:value="0.028654">
                <text:p>0.028654</text:p>
              </table:table-cell>
              <table:table-cell office:value-type="float" office:value="0.011871">
                <text:p>0.011871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000676">
                <text:p>0.000676</text:p>
              </table:table-cell>
              <table:table-cell office:value-type="float" office:value="15.9338">
                <text:p>15.9338</text:p>
              </table:table-cell>
              <table:table-cell office:value-type="float" office:value="0.031524">
                <text:p>0.031524</text:p>
              </table:table-cell>
              <table:table-cell office:value-type="float" office:value="0.012968">
                <text:p>0.012968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000689">
                <text:p>0.000689</text:p>
              </table:table-cell>
              <table:table-cell office:value-type="float" office:value="18.5474">
                <text:p>18.5474</text:p>
              </table:table-cell>
              <table:table-cell office:value-type="float" office:value="0.037709">
                <text:p>0.037709</text:p>
              </table:table-cell>
              <table:table-cell office:value-type="float" office:value="0.014266">
                <text:p>0.014266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00066">
                <text:p>0.00066</text:p>
              </table:table-cell>
              <table:table-cell office:value-type="float" office:value="21.5133">
                <text:p>21.5133</text:p>
              </table:table-cell>
              <table:table-cell office:value-type="float" office:value="0.037175">
                <text:p>0.037175</text:p>
              </table:table-cell>
              <table:table-cell office:value-type="float" office:value="0.01537">
                <text:p>0.01537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00774">
                <text:p>0.000774</text:p>
              </table:table-cell>
              <table:table-cell office:value-type="float" office:value="24.6958">
                <text:p>24.6958</text:p>
              </table:table-cell>
              <table:table-cell office:value-type="float" office:value="0.040508">
                <text:p>0.040508</text:p>
              </table:table-cell>
              <table:table-cell office:value-type="float" office:value="0.016657">
                <text:p>0.0166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601cm" svg:height="9.901cm" xlink:href=".." xlink:type="simple" chart:class="chart:line" chart:style-name="ch1">
        <chart:title svg:x="5.912cm" svg:y="0.334cm" chart:style-name="ch2">
          <text:p>Tablica wartości malejących</text:p>
        </chart:title>
        <chart:legend chart:legend-position="bottom" svg:x="2.907cm" svg:y="9.302cm" style:legend-expansion="wide" chart:style-name="ch3"/>
        <chart:plot-area chart:style-name="ch4" table:cell-range-address="'shape-algorithms'.A38:'shape-algorithms'.E53" chart:data-source-has-labels="both" svg:x="1.363cm" svg:y="1.311cm" svg:width="15.886cm" svg:height="6.628cm">
          <chart:coordinate-region svg:x="2.646cm" svg:y="1.311cm" svg:width="14.463cm" svg:height="5.113cm"/>
          <chart:axis chart:dimension="x" chart:name="primary-x" chart:style-name="ch5" chartooo:axis-type="auto">
            <chartooo:date-scale/>
            <chart:title svg:x="7.278cm" svg:y="8.137cm" chart:style-name="ch6">
              <text:p>Liczba elementów w tablicy</text:p>
            </chart:title>
            <chart:categories table:cell-range-address="'shape-algorithms'.A39:'shape-algorithms'.A53"/>
          </chart:axis>
          <chart:axis chart:dimension="y" chart:name="primary-y" chart:style-name="ch7">
            <chart:title svg:x="0.451cm" svg:y="5.251cm" chart:style-name="ch8">
              <text:p>Czas [s]</text:p>
            </chart:title>
            <chart:grid chart:style-name="ch9" chart:class="major"/>
          </chart:axis>
          <chart:series chart:style-name="ch10" chart:values-cell-range-address="'shape-algorithms'.B39:'shape-algorithms'.B53" chart:label-cell-address="'shape-algorithms'.B38:'shape-algorithms'.B38" chart:class="chart:line">
            <chart:data-point chart:repeated="15"/>
          </chart:series>
          <chart:series chart:style-name="ch11" chart:values-cell-range-address="'shape-algorithms'.C39:'shape-algorithms'.C53" chart:label-cell-address="'shape-algorithms'.C38:'shape-algorithms'.C38" chart:class="chart:line">
            <chart:data-point chart:repeated="15"/>
          </chart:series>
          <chart:series chart:style-name="ch12" chart:values-cell-range-address="'shape-algorithms'.D39:'shape-algorithms'.D53" chart:label-cell-address="'shape-algorithms'.D38:'shape-algorithms'.D38" chart:class="chart:line">
            <chart:data-point chart:repeated="15"/>
          </chart:series>
          <chart:series chart:style-name="ch13" chart:values-cell-range-address="'shape-algorithms'.E39:'shape-algorithms'.E53" chart:label-cell-address="'shape-algorithms'.E38:'shape-algorithms'.E38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'shape-algorithms'.B38:'shape-algorithms'.B38</svg:desc>
                </draw:g>
              </table:table-cell>
              <table:table-cell office:value-type="string">
                <text:p>Selection sort</text:p>
                <draw:g>
                  <svg:desc>'shape-algorithms'.C38:'shape-algorithms'.C38</svg:desc>
                </draw:g>
              </table:table-cell>
              <table:table-cell office:value-type="string">
                <text:p>Heap sort</text:p>
                <draw:g>
                  <svg:desc>'shape-algorithms'.D38:'shape-algorithms'.D38</svg:desc>
                </draw:g>
              </table:table-cell>
              <table:table-cell office:value-type="string">
                <text:p>Merge sort</text:p>
                <draw:g>
                  <svg:desc>'shape-algorithms'.E38:'shape-algorithms'.E38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shape-algorithms'.A39:'shape-algorithms'.A53</svg:desc>
                </draw:g>
              </table:table-cell>
              <table:table-cell office:value-type="float" office:value="0.196584">
                <text:p>0.196584</text:p>
                <draw:g>
                  <svg:desc>'shape-algorithms'.B39:'shape-algorithms'.B53</svg:desc>
                </draw:g>
              </table:table-cell>
              <table:table-cell office:value-type="float" office:value="0.127378">
                <text:p>0.127378</text:p>
                <draw:g>
                  <svg:desc>'shape-algorithms'.C39:'shape-algorithms'.C53</svg:desc>
                </draw:g>
              </table:table-cell>
              <table:table-cell office:value-type="float" office:value="0.002005">
                <text:p>0.002005</text:p>
                <draw:g>
                  <svg:desc>'shape-algorithms'.D39:'shape-algorithms'.D53</svg:desc>
                </draw:g>
              </table:table-cell>
              <table:table-cell office:value-type="float" office:value="0.0009">
                <text:p>0.0009</text:p>
                <draw:g>
                  <svg:desc>'shape-algorithms'.E39:'shape-algorithms'.E53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658482">
                <text:p>0.658482</text:p>
              </table:table-cell>
              <table:table-cell office:value-type="float" office:value="0.512329">
                <text:p>0.512329</text:p>
              </table:table-cell>
              <table:table-cell office:value-type="float" office:value="0.004301">
                <text:p>0.004301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43892">
                <text:p>1.43892</text:p>
              </table:table-cell>
              <table:table-cell office:value-type="float" office:value="1.163">
                <text:p>1.163</text:p>
              </table:table-cell>
              <table:table-cell office:value-type="float" office:value="0.009695">
                <text:p>0.009695</text:p>
              </table:table-cell>
              <table:table-cell office:value-type="float" office:value="0.004552">
                <text:p>0.00455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66545">
                <text:p>2.66545</text:p>
              </table:table-cell>
              <table:table-cell office:value-type="float" office:value="2.04001">
                <text:p>2.04001</text:p>
              </table:table-cell>
              <table:table-cell office:value-type="float" office:value="0.009175">
                <text:p>0.009175</text:p>
              </table:table-cell>
              <table:table-cell office:value-type="float" office:value="0.003938">
                <text:p>0.00393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.96567">
                <text:p>3.96567</text:p>
              </table:table-cell>
              <table:table-cell office:value-type="float" office:value="3.19143">
                <text:p>3.19143</text:p>
              </table:table-cell>
              <table:table-cell office:value-type="float" office:value="0.011626">
                <text:p>0.011626</text:p>
              </table:table-cell>
              <table:table-cell office:value-type="float" office:value="0.005045">
                <text:p>0.00504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.73137">
                <text:p>5.73137</text:p>
              </table:table-cell>
              <table:table-cell office:value-type="float" office:value="4.58461">
                <text:p>4.58461</text:p>
              </table:table-cell>
              <table:table-cell office:value-type="float" office:value="0.014156">
                <text:p>0.014156</text:p>
              </table:table-cell>
              <table:table-cell office:value-type="float" office:value="0.006079">
                <text:p>0.00607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.71474">
                <text:p>7.71474</text:p>
              </table:table-cell>
              <table:table-cell office:value-type="float" office:value="6.23528">
                <text:p>6.23528</text:p>
              </table:table-cell>
              <table:table-cell office:value-type="float" office:value="0.01686">
                <text:p>0.01686</text:p>
              </table:table-cell>
              <table:table-cell office:value-type="float" office:value="0.007181">
                <text:p>0.00718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0.0783">
                <text:p>10.0783</text:p>
              </table:table-cell>
              <table:table-cell office:value-type="float" office:value="8.15061">
                <text:p>8.15061</text:p>
              </table:table-cell>
              <table:table-cell office:value-type="float" office:value="0.019294">
                <text:p>0.019294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2.7455">
                <text:p>12.7455</text:p>
              </table:table-cell>
              <table:table-cell office:value-type="float" office:value="10.3228">
                <text:p>10.3228</text:p>
              </table:table-cell>
              <table:table-cell office:value-type="float" office:value="0.022057">
                <text:p>0.022057</text:p>
              </table:table-cell>
              <table:table-cell office:value-type="float" office:value="0.00951">
                <text:p>0.009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.7128">
                <text:p>15.7128</text:p>
              </table:table-cell>
              <table:table-cell office:value-type="float" office:value="12.747">
                <text:p>12.747</text:p>
              </table:table-cell>
              <table:table-cell office:value-type="float" office:value="0.024629">
                <text:p>0.024629</text:p>
              </table:table-cell>
              <table:table-cell office:value-type="float" office:value="0.010564">
                <text:p>0.010564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9.0183">
                <text:p>19.0183</text:p>
              </table:table-cell>
              <table:table-cell office:value-type="float" office:value="15.4103">
                <text:p>15.4103</text:p>
              </table:table-cell>
              <table:table-cell office:value-type="float" office:value="0.02753">
                <text:p>0.02753</text:p>
              </table:table-cell>
              <table:table-cell office:value-type="float" office:value="0.011728">
                <text:p>0.011728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2.8095">
                <text:p>22.8095</text:p>
              </table:table-cell>
              <table:table-cell office:value-type="float" office:value="18.396">
                <text:p>18.396</text:p>
              </table:table-cell>
              <table:table-cell office:value-type="float" office:value="0.030071">
                <text:p>0.030071</text:p>
              </table:table-cell>
              <table:table-cell office:value-type="float" office:value="0.01287">
                <text:p>0.01287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26.5433">
                <text:p>26.5433</text:p>
              </table:table-cell>
              <table:table-cell office:value-type="float" office:value="21.5381">
                <text:p>21.5381</text:p>
              </table:table-cell>
              <table:table-cell office:value-type="float" office:value="0.032888">
                <text:p>0.032888</text:p>
              </table:table-cell>
              <table:table-cell office:value-type="float" office:value="0.014019">
                <text:p>0.014019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30.7637">
                <text:p>30.7637</text:p>
              </table:table-cell>
              <table:table-cell office:value-type="float" office:value="24.9836">
                <text:p>24.9836</text:p>
              </table:table-cell>
              <table:table-cell office:value-type="float" office:value="0.035685">
                <text:p>0.035685</text:p>
              </table:table-cell>
              <table:table-cell office:value-type="float" office:value="0.015204">
                <text:p>0.01520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35.5451">
                <text:p>35.5451</text:p>
              </table:table-cell>
              <table:table-cell office:value-type="float" office:value="28.6578">
                <text:p>28.6578</text:p>
              </table:table-cell>
              <table:table-cell office:value-type="float" office:value="0.038481">
                <text:p>0.038481</text:p>
              </table:table-cell>
              <table:table-cell office:value-type="float" office:value="0.016475">
                <text:p>0.016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61cm" svg:height="9.597cm" xlink:href=".." xlink:type="simple" chart:class="chart:line" chart:style-name="ch1">
        <chart:title svg:x="5.404cm" svg:y="0.327cm" chart:style-name="ch2">
          <text:p>Tablica wartości V-kształtnych</text:p>
        </chart:title>
        <chart:legend chart:legend-position="bottom" svg:x="2.637cm" svg:y="8.998cm" style:legend-expansion="wide" chart:style-name="ch3"/>
        <chart:plot-area chart:style-name="ch4" table:cell-range-address="'shape-algorithms'.A56:'shape-algorithms'.E71" chart:data-source-has-labels="both" svg:x="1.352cm" svg:y="1.297cm" svg:width="15.368cm" svg:height="6.345cm">
          <chart:coordinate-region svg:x="2.635cm" svg:y="1.297cm" svg:width="13.945cm" svg:height="4.83cm"/>
          <chart:axis chart:dimension="x" chart:name="primary-x" chart:style-name="ch5" chartooo:axis-type="auto">
            <chartooo:date-scale/>
            <chart:title svg:x="7.008cm" svg:y="7.833cm" chart:style-name="ch6">
              <text:p>Liczba elementów w tablicy</text:p>
            </chart:title>
            <chart:categories table:cell-range-address="'shape-algorithms'.A57:'shape-algorithms'.A71"/>
          </chart:axis>
          <chart:axis chart:dimension="y" chart:name="primary-y" chart:style-name="ch7">
            <chart:title svg:x="0.451cm" svg:y="5.095cm" chart:style-name="ch8">
              <text:p>Czas [s]</text:p>
            </chart:title>
            <chart:grid chart:style-name="ch9" chart:class="major"/>
          </chart:axis>
          <chart:series chart:style-name="ch10" chart:values-cell-range-address="'shape-algorithms'.B57:'shape-algorithms'.B71" chart:label-cell-address="'shape-algorithms'.B56:'shape-algorithms'.B56" chart:class="chart:line">
            <chart:data-point chart:repeated="15"/>
          </chart:series>
          <chart:series chart:style-name="ch11" chart:values-cell-range-address="'shape-algorithms'.C57:'shape-algorithms'.C71" chart:label-cell-address="'shape-algorithms'.C56:'shape-algorithms'.C56" chart:class="chart:line">
            <chart:data-point chart:repeated="15"/>
          </chart:series>
          <chart:series chart:style-name="ch12" chart:values-cell-range-address="'shape-algorithms'.D57:'shape-algorithms'.D71" chart:label-cell-address="'shape-algorithms'.D56:'shape-algorithms'.D56" chart:class="chart:line">
            <chart:data-point chart:repeated="15"/>
          </chart:series>
          <chart:series chart:style-name="ch13" chart:values-cell-range-address="'shape-algorithms'.E57:'shape-algorithms'.E71" chart:label-cell-address="'shape-algorithms'.E56:'shape-algorithms'.E56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'shape-algorithms'.B56:'shape-algorithms'.B56</svg:desc>
                </draw:g>
              </table:table-cell>
              <table:table-cell office:value-type="string">
                <text:p>Selection sort</text:p>
                <draw:g>
                  <svg:desc>'shape-algorithms'.C56:'shape-algorithms'.C56</svg:desc>
                </draw:g>
              </table:table-cell>
              <table:table-cell office:value-type="string">
                <text:p>Heap sort</text:p>
                <draw:g>
                  <svg:desc>'shape-algorithms'.D56:'shape-algorithms'.D56</svg:desc>
                </draw:g>
              </table:table-cell>
              <table:table-cell office:value-type="string">
                <text:p>Merge sort</text:p>
                <draw:g>
                  <svg:desc>'shape-algorithms'.E56:'shape-algorithms'.E56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shape-algorithms'.A57:'shape-algorithms'.A71</svg:desc>
                </draw:g>
              </table:table-cell>
              <table:table-cell office:value-type="float" office:value="0.110484">
                <text:p>0.110484</text:p>
                <draw:g>
                  <svg:desc>'shape-algorithms'.B57:'shape-algorithms'.B71</svg:desc>
                </draw:g>
              </table:table-cell>
              <table:table-cell office:value-type="float" office:value="0.128393">
                <text:p>0.128393</text:p>
                <draw:g>
                  <svg:desc>'shape-algorithms'.C57:'shape-algorithms'.C71</svg:desc>
                </draw:g>
              </table:table-cell>
              <table:table-cell office:value-type="float" office:value="0.002089">
                <text:p>0.002089</text:p>
                <draw:g>
                  <svg:desc>'shape-algorithms'.D57:'shape-algorithms'.D71</svg:desc>
                </draw:g>
              </table:table-cell>
              <table:table-cell office:value-type="float" office:value="0.000898">
                <text:p>0.000898</text:p>
                <draw:g>
                  <svg:desc>'shape-algorithms'.E57:'shape-algorithms'.E7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342681">
                <text:p>0.342681</text:p>
              </table:table-cell>
              <table:table-cell office:value-type="float" office:value="0.466191">
                <text:p>0.466191</text:p>
              </table:table-cell>
              <table:table-cell office:value-type="float" office:value="0.004428">
                <text:p>0.004428</text:p>
              </table:table-cell>
              <table:table-cell office:value-type="float" office:value="0.001911">
                <text:p>0.00191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733348">
                <text:p>0.733348</text:p>
              </table:table-cell>
              <table:table-cell office:value-type="float" office:value="1.051">
                <text:p>1.051</text:p>
              </table:table-cell>
              <table:table-cell office:value-type="float" office:value="0.006865">
                <text:p>0.006865</text:p>
              </table:table-cell>
              <table:table-cell office:value-type="float" office:value="0.002976">
                <text:p>0.00297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32493">
                <text:p>1.32493</text:p>
              </table:table-cell>
              <table:table-cell office:value-type="float" office:value="1.85426">
                <text:p>1.85426</text:p>
              </table:table-cell>
              <table:table-cell office:value-type="float" office:value="0.009375">
                <text:p>0.009375</text:p>
              </table:table-cell>
              <table:table-cell office:value-type="float" office:value="0.003982">
                <text:p>0.00398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98071">
                <text:p>1.98071</text:p>
              </table:table-cell>
              <table:table-cell office:value-type="float" office:value="2.90222">
                <text:p>2.90222</text:p>
              </table:table-cell>
              <table:table-cell office:value-type="float" office:value="0.012">
                <text:p>0.012</text:p>
              </table:table-cell>
              <table:table-cell office:value-type="float" office:value="0.005063">
                <text:p>0.00506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85199">
                <text:p>2.85199</text:p>
              </table:table-cell>
              <table:table-cell office:value-type="float" office:value="4.32734">
                <text:p>4.32734</text:p>
              </table:table-cell>
              <table:table-cell office:value-type="float" office:value="0.014421">
                <text:p>0.014421</text:p>
              </table:table-cell>
              <table:table-cell office:value-type="float" office:value="0.006169">
                <text:p>0.00616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.85887">
                <text:p>3.85887</text:p>
              </table:table-cell>
              <table:table-cell office:value-type="float" office:value="5.68551">
                <text:p>5.68551</text:p>
              </table:table-cell>
              <table:table-cell office:value-type="float" office:value="0.017146">
                <text:p>0.017146</text:p>
              </table:table-cell>
              <table:table-cell office:value-type="float" office:value="0.007264">
                <text:p>0.00726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.03299">
                <text:p>5.03299</text:p>
              </table:table-cell>
              <table:table-cell office:value-type="float" office:value="7.40904">
                <text:p>7.40904</text:p>
              </table:table-cell>
              <table:table-cell office:value-type="float" office:value="0.019935">
                <text:p>0.019935</text:p>
              </table:table-cell>
              <table:table-cell office:value-type="float" office:value="0.008423">
                <text:p>0.00842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.36835">
                <text:p>6.36835</text:p>
              </table:table-cell>
              <table:table-cell office:value-type="float" office:value="9.37923">
                <text:p>9.37923</text:p>
              </table:table-cell>
              <table:table-cell office:value-type="float" office:value="0.022808">
                <text:p>0.022808</text:p>
              </table:table-cell>
              <table:table-cell office:value-type="float" office:value="0.00955">
                <text:p>0.0095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.86054">
                <text:p>7.86054</text:p>
              </table:table-cell>
              <table:table-cell office:value-type="float" office:value="11.575">
                <text:p>11.575</text:p>
              </table:table-cell>
              <table:table-cell office:value-type="float" office:value="0.025399">
                <text:p>0.025399</text:p>
              </table:table-cell>
              <table:table-cell office:value-type="float" office:value="0.01072">
                <text:p>0.0107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9.50415">
                <text:p>9.50415</text:p>
              </table:table-cell>
              <table:table-cell office:value-type="float" office:value="14.0356">
                <text:p>14.0356</text:p>
              </table:table-cell>
              <table:table-cell office:value-type="float" office:value="0.02787">
                <text:p>0.02787</text:p>
              </table:table-cell>
              <table:table-cell office:value-type="float" office:value="0.011848">
                <text:p>0.011848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1.3058">
                <text:p>11.3058</text:p>
              </table:table-cell>
              <table:table-cell office:value-type="float" office:value="16.6887">
                <text:p>16.6887</text:p>
              </table:table-cell>
              <table:table-cell office:value-type="float" office:value="0.030476">
                <text:p>0.030476</text:p>
              </table:table-cell>
              <table:table-cell office:value-type="float" office:value="0.013073">
                <text:p>0.013073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.2703">
                <text:p>13.2703</text:p>
              </table:table-cell>
              <table:table-cell office:value-type="float" office:value="19.5796">
                <text:p>19.5796</text:p>
              </table:table-cell>
              <table:table-cell office:value-type="float" office:value="0.033436">
                <text:p>0.033436</text:p>
              </table:table-cell>
              <table:table-cell office:value-type="float" office:value="0.014199">
                <text:p>0.014199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5.54">
                <text:p>15.54</text:p>
              </table:table-cell>
              <table:table-cell office:value-type="float" office:value="22.7179">
                <text:p>22.7179</text:p>
              </table:table-cell>
              <table:table-cell office:value-type="float" office:value="0.036544">
                <text:p>0.036544</text:p>
              </table:table-cell>
              <table:table-cell office:value-type="float" office:value="0.015428">
                <text:p>0.015428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7.6387">
                <text:p>17.6387</text:p>
              </table:table-cell>
              <table:table-cell office:value-type="float" office:value="26.0524">
                <text:p>26.0524</text:p>
              </table:table-cell>
              <table:table-cell office:value-type="float" office:value="0.039763">
                <text:p>0.039763</text:p>
              </table:table-cell>
              <table:table-cell office:value-type="float" office:value="0.016821">
                <text:p>0.0168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608cm" svg:height="10.463cm" xlink:href=".." xlink:type="simple" chart:class="chart:line" chart:column-mapping="0 4 1 2 3" chart:style-name="ch1">
        <chart:title svg:x="7.911cm" svg:y="0.345cm" chart:style-name="ch2">
          <text:p>Insertion sort</text:p>
        </chart:title>
        <chart:legend chart:legend-position="bottom" svg:x="3.254cm" svg:y="9.864cm" style:legend-expansion="wide" chart:style-name="ch3"/>
        <chart:plot-area chart:style-name="ch4" table:cell-range-address="'algorithm-shapes'.A3:'algorithm-shapes'.E17 'algorithm-shapes'.A2:'algorithm-shapes'.E2 'algorithm-shapes'.F2:'algorithm-shapes'.F17" chart:data-source-has-labels="both" svg:x="1.383cm" svg:y="1.333cm" svg:width="16.853cm" svg:height="7.157cm">
          <chart:coordinate-region svg:x="2.851cm" svg:y="1.333cm" svg:width="15.245cm" svg:height="5.642cm"/>
          <chart:axis chart:dimension="x" chart:name="primary-x" chart:style-name="ch5" chartooo:axis-type="auto">
            <chartooo:date-scale/>
            <chart:title svg:x="7.781cm" svg:y="8.699cm" chart:style-name="ch6">
              <text:p>Liczba elementów w tablicy</text:p>
            </chart:title>
            <chart:categories table:cell-range-address="'algorithm-shapes'.A3:'algorithm-shapes'.A17"/>
          </chart:axis>
          <chart:axis chart:dimension="y" chart:name="primary-y" chart:style-name="ch7">
            <chart:title svg:x="0.451cm" svg:y="5.537cm" chart:style-name="ch8">
              <text:p>Czas [s]</text:p>
            </chart:title>
            <chart:grid chart:style-name="ch9" chart:class="major"/>
          </chart:axis>
          <chart:series chart:style-name="ch10" chart:values-cell-range-address="'algorithm-shapes'.B3:'algorithm-shapes'.B17" chart:label-cell-address="'algorithm-shapes'.B2:'algorithm-shapes'.B2" chart:class="chart:line">
            <chart:data-point chart:repeated="15"/>
          </chart:series>
          <chart:series chart:style-name="ch11" chart:values-cell-range-address="'algorithm-shapes'.F3:'algorithm-shapes'.F17" chart:label-cell-address="'algorithm-shapes'.F2:'algorithm-shapes'.F2" chart:class="chart:line">
            <chart:data-point chart:repeated="15"/>
          </chart:series>
          <chart:series chart:style-name="ch12" chart:values-cell-range-address="'algorithm-shapes'.C3:'algorithm-shapes'.C17" chart:label-cell-address="'algorithm-shapes'.C2:'algorithm-shapes'.C2" chart:class="chart:line">
            <chart:data-point chart:repeated="15"/>
          </chart:series>
          <chart:series chart:style-name="ch13" chart:values-cell-range-address="'algorithm-shapes'.D3:'algorithm-shapes'.D17" chart:label-cell-address="'algorithm-shapes'.D2:'algorithm-shapes'.D2" chart:class="chart:line">
            <chart:data-point chart:repeated="15"/>
          </chart:series>
          <chart:series chart:style-name="ch14" chart:values-cell-range-address="'algorithm-shapes'.E3:'algorithm-shapes'.E17" chart:label-cell-address="'algorithm-shapes'.E2:'algorithm-shapes'.E2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owe</text:p>
                <draw:g>
                  <svg:desc>'algorithm-shapes'.B2:'algorithm-shapes'.B2</svg:desc>
                </draw:g>
              </table:table-cell>
              <table:table-cell office:value-type="string">
                <text:p>Stałe</text:p>
                <draw:g>
                  <svg:desc>'algorithm-shapes'.F2:'algorithm-shapes'.F2</svg:desc>
                </draw:g>
              </table:table-cell>
              <table:table-cell office:value-type="string">
                <text:p>Rosnące</text:p>
                <draw:g>
                  <svg:desc>'algorithm-shapes'.C2:'algorithm-shapes'.C2</svg:desc>
                </draw:g>
              </table:table-cell>
              <table:table-cell office:value-type="string">
                <text:p>Malejące</text:p>
                <draw:g>
                  <svg:desc>'algorithm-shapes'.D2:'algorithm-shapes'.D2</svg:desc>
                </draw:g>
              </table:table-cell>
              <table:table-cell office:value-type="string">
                <text:p>V-kształtne</text:p>
                <draw:g>
                  <svg:desc>'algorithm-shapes'.E2:'algorithm-shapes'.E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algorithm-shapes'.A3:'algorithm-shapes'.A17</svg:desc>
                </draw:g>
              </table:table-cell>
              <table:table-cell office:value-type="float" office:value="0.109998">
                <text:p>0.109998</text:p>
                <draw:g>
                  <svg:desc>'algorithm-shapes'.B3:'algorithm-shapes'.B17</svg:desc>
                </draw:g>
              </table:table-cell>
              <table:table-cell office:value-type="float" office:value="0.000092">
                <text:p>0.000092</text:p>
                <draw:g>
                  <svg:desc>'algorithm-shapes'.F3:'algorithm-shapes'.F17</svg:desc>
                </draw:g>
              </table:table-cell>
              <table:table-cell office:value-type="float" office:value="0.000069">
                <text:p>0.000069</text:p>
                <draw:g>
                  <svg:desc>'algorithm-shapes'.C3:'algorithm-shapes'.C17</svg:desc>
                </draw:g>
              </table:table-cell>
              <table:table-cell office:value-type="float" office:value="0.196584">
                <text:p>0.196584</text:p>
                <draw:g>
                  <svg:desc>'algorithm-shapes'.D3:'algorithm-shapes'.D17</svg:desc>
                </draw:g>
              </table:table-cell>
              <table:table-cell office:value-type="float" office:value="0.110484">
                <text:p>0.110484</text:p>
                <draw:g>
                  <svg:desc>'algorithm-shapes'.E3:'algorithm-shapes'.E17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332684">
                <text:p>0.332684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94">
                <text:p>0.000094</text:p>
              </table:table-cell>
              <table:table-cell office:value-type="float" office:value="0.658482">
                <text:p>0.658482</text:p>
              </table:table-cell>
              <table:table-cell office:value-type="float" office:value="0.342681">
                <text:p>0.34268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729351">
                <text:p>0.729351</text:p>
              </table:table-cell>
              <table:table-cell office:value-type="float" office:value="0.000151">
                <text:p>0.000151</text:p>
              </table:table-cell>
              <table:table-cell office:value-type="float" office:value="0.000196">
                <text:p>0.000196</text:p>
              </table:table-cell>
              <table:table-cell office:value-type="float" office:value="1.43892">
                <text:p>1.43892</text:p>
              </table:table-cell>
              <table:table-cell office:value-type="float" office:value="0.733348">
                <text:p>0.73334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29891">
                <text:p>1.29891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281">
                <text:p>0.000281</text:p>
              </table:table-cell>
              <table:table-cell office:value-type="float" office:value="2.66545">
                <text:p>2.66545</text:p>
              </table:table-cell>
              <table:table-cell office:value-type="float" office:value="1.32493">
                <text:p>1.3249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99038">
                <text:p>1.99038</text:p>
              </table:table-cell>
              <table:table-cell office:value-type="float" office:value="0.000245">
                <text:p>0.000245</text:p>
              </table:table-cell>
              <table:table-cell office:value-type="float" office:value="0.000293">
                <text:p>0.000293</text:p>
              </table:table-cell>
              <table:table-cell office:value-type="float" office:value="3.96567">
                <text:p>3.96567</text:p>
              </table:table-cell>
              <table:table-cell office:value-type="float" office:value="1.98071">
                <text:p>1.9807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8378">
                <text:p>2.8378</text:p>
              </table:table-cell>
              <table:table-cell office:value-type="float" office:value="0.000315">
                <text:p>0.000315</text:p>
              </table:table-cell>
              <table:table-cell office:value-type="float" office:value="0.000388">
                <text:p>0.000388</text:p>
              </table:table-cell>
              <table:table-cell office:value-type="float" office:value="5.73137">
                <text:p>5.73137</text:p>
              </table:table-cell>
              <table:table-cell office:value-type="float" office:value="2.85199">
                <text:p>2.8519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.87623">
                <text:p>3.87623</text:p>
              </table:table-cell>
              <table:table-cell office:value-type="float" office:value="0.000382">
                <text:p>0.000382</text:p>
              </table:table-cell>
              <table:table-cell office:value-type="float" office:value="0.000396">
                <text:p>0.000396</text:p>
              </table:table-cell>
              <table:table-cell office:value-type="float" office:value="7.71474">
                <text:p>7.71474</text:p>
              </table:table-cell>
              <table:table-cell office:value-type="float" office:value="3.85887">
                <text:p>3.8588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.07073">
                <text:p>5.07073</text:p>
              </table:table-cell>
              <table:table-cell office:value-type="float" office:value="0.000427">
                <text:p>0.000427</text:p>
              </table:table-cell>
              <table:table-cell office:value-type="float" office:value="0.00049">
                <text:p>0.00049</text:p>
              </table:table-cell>
              <table:table-cell office:value-type="float" office:value="10.0783">
                <text:p>10.0783</text:p>
              </table:table-cell>
              <table:table-cell office:value-type="float" office:value="5.03299">
                <text:p>5.0329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.36963">
                <text:p>6.36963</text:p>
              </table:table-cell>
              <table:table-cell office:value-type="float" office:value="0.000505">
                <text:p>0.000505</text:p>
              </table:table-cell>
              <table:table-cell office:value-type="float" office:value="0.000538">
                <text:p>0.000538</text:p>
              </table:table-cell>
              <table:table-cell office:value-type="float" office:value="12.7455">
                <text:p>12.7455</text:p>
              </table:table-cell>
              <table:table-cell office:value-type="float" office:value="6.36835">
                <text:p>6.3683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.32246">
                <text:p>8.32246</text:p>
              </table:table-cell>
              <table:table-cell office:value-type="float" office:value="0.000484">
                <text:p>0.000484</text:p>
              </table:table-cell>
              <table:table-cell office:value-type="float" office:value="0.000568">
                <text:p>0.000568</text:p>
              </table:table-cell>
              <table:table-cell office:value-type="float" office:value="15.7128">
                <text:p>15.7128</text:p>
              </table:table-cell>
              <table:table-cell office:value-type="float" office:value="7.86054">
                <text:p>7.86054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0.115">
                <text:p>10.115</text:p>
              </table:table-cell>
              <table:table-cell office:value-type="float" office:value="0.000521">
                <text:p>0.000521</text:p>
              </table:table-cell>
              <table:table-cell office:value-type="float" office:value="0.000618">
                <text:p>0.000618</text:p>
              </table:table-cell>
              <table:table-cell office:value-type="float" office:value="19.0183">
                <text:p>19.0183</text:p>
              </table:table-cell>
              <table:table-cell office:value-type="float" office:value="9.50415">
                <text:p>9.50415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1.4326">
                <text:p>11.4326</text:p>
              </table:table-cell>
              <table:table-cell office:value-type="float" office:value="0.000577">
                <text:p>0.000577</text:p>
              </table:table-cell>
              <table:table-cell office:value-type="float" office:value="0.000676">
                <text:p>0.000676</text:p>
              </table:table-cell>
              <table:table-cell office:value-type="float" office:value="22.8095">
                <text:p>22.8095</text:p>
              </table:table-cell>
              <table:table-cell office:value-type="float" office:value="11.3058">
                <text:p>11.3058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.2965">
                <text:p>13.2965</text:p>
              </table:table-cell>
              <table:table-cell office:value-type="float" office:value="0.000781">
                <text:p>0.000781</text:p>
              </table:table-cell>
              <table:table-cell office:value-type="float" office:value="0.000689">
                <text:p>0.000689</text:p>
              </table:table-cell>
              <table:table-cell office:value-type="float" office:value="26.5433">
                <text:p>26.5433</text:p>
              </table:table-cell>
              <table:table-cell office:value-type="float" office:value="13.2703">
                <text:p>13.2703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5.3588">
                <text:p>15.3588</text:p>
              </table:table-cell>
              <table:table-cell office:value-type="float" office:value="0.000824">
                <text:p>0.000824</text:p>
              </table:table-cell>
              <table:table-cell office:value-type="float" office:value="0.00066">
                <text:p>0.00066</text:p>
              </table:table-cell>
              <table:table-cell office:value-type="float" office:value="30.7637">
                <text:p>30.7637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7.7037">
                <text:p>17.7037</text:p>
              </table:table-cell>
              <table:table-cell office:value-type="float" office:value="0.000941">
                <text:p>0.000941</text:p>
              </table:table-cell>
              <table:table-cell office:value-type="float" office:value="0.000774">
                <text:p>0.000774</text:p>
              </table:table-cell>
              <table:table-cell office:value-type="float" office:value="35.5451">
                <text:p>35.5451</text:p>
              </table:table-cell>
              <table:table-cell office:value-type="float" office:value="17.6387">
                <text:p>17.63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36cm" svg:height="10.328cm" xlink:href=".." xlink:type="simple" chart:class="chart:line" chart:column-mapping="0 4 1 2 3" chart:style-name="ch1">
        <chart:title svg:x="7.734cm" svg:y="0.342cm" chart:style-name="ch2">
          <text:p>Selection sort</text:p>
        </chart:title>
        <chart:legend chart:legend-position="bottom" svg:x="3.13cm" svg:y="9.729cm" style:legend-expansion="wide" chart:style-name="ch3"/>
        <chart:plot-area chart:style-name="ch4" table:cell-range-address="'algorithm-shapes'.A21:'algorithm-shapes'.E35 'algorithm-shapes'.A20:'algorithm-shapes'.E20 'algorithm-shapes'.F20:'algorithm-shapes'.F35" chart:data-source-has-labels="both" svg:x="1.378cm" svg:y="1.327cm" svg:width="16.615cm" svg:height="7.031cm">
          <chart:coordinate-region svg:x="2.105cm" svg:y="1.526cm" svg:width="15.251cm" svg:height="6.185cm"/>
          <chart:axis chart:dimension="x" chart:name="primary-x" chart:style-name="ch5" chartooo:axis-type="auto">
            <chartooo:date-scale/>
            <chart:title svg:x="7.657cm" svg:y="8.564cm" chart:style-name="ch6">
              <text:p>Liczba elementów w tablicy</text:p>
            </chart:title>
            <chart:categories table:cell-range-address="'algorithm-shapes'.A21:'algorithm-shapes'.A35"/>
          </chart:axis>
          <chart:axis chart:dimension="y" chart:name="primary-y" chart:style-name="ch7">
            <chart:title svg:x="0.451cm" svg:y="5.468cm" chart:style-name="ch8">
              <text:p>Czas [s]</text:p>
            </chart:title>
            <chart:grid chart:style-name="ch9" chart:class="major"/>
          </chart:axis>
          <chart:series chart:style-name="ch10" chart:values-cell-range-address="'algorithm-shapes'.B21:'algorithm-shapes'.B35" chart:label-cell-address="'algorithm-shapes'.B20:'algorithm-shapes'.B20" chart:class="chart:line">
            <chart:data-point chart:repeated="15"/>
          </chart:series>
          <chart:series chart:style-name="ch11" chart:values-cell-range-address="'algorithm-shapes'.F21:'algorithm-shapes'.F35" chart:label-cell-address="'algorithm-shapes'.F20:'algorithm-shapes'.F20" chart:class="chart:line">
            <chart:data-point chart:repeated="15"/>
          </chart:series>
          <chart:series chart:style-name="ch12" chart:values-cell-range-address="'algorithm-shapes'.C21:'algorithm-shapes'.C35" chart:label-cell-address="'algorithm-shapes'.C20:'algorithm-shapes'.C20" chart:class="chart:line">
            <chart:data-point chart:repeated="15"/>
          </chart:series>
          <chart:series chart:style-name="ch13" chart:values-cell-range-address="'algorithm-shapes'.D21:'algorithm-shapes'.D35" chart:label-cell-address="'algorithm-shapes'.D20:'algorithm-shapes'.D20" chart:class="chart:line">
            <chart:data-point chart:repeated="15"/>
          </chart:series>
          <chart:series chart:style-name="ch14" chart:values-cell-range-address="'algorithm-shapes'.E21:'algorithm-shapes'.E35" chart:label-cell-address="'algorithm-shapes'.E20:'algorithm-shapes'.E20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owe</text:p>
                <draw:g>
                  <svg:desc>'algorithm-shapes'.B20:'algorithm-shapes'.B20</svg:desc>
                </draw:g>
              </table:table-cell>
              <table:table-cell office:value-type="string">
                <text:p>Stałe</text:p>
                <draw:g>
                  <svg:desc>'algorithm-shapes'.F20:'algorithm-shapes'.F20</svg:desc>
                </draw:g>
              </table:table-cell>
              <table:table-cell office:value-type="string">
                <text:p>Rosnące</text:p>
                <draw:g>
                  <svg:desc>'algorithm-shapes'.C20:'algorithm-shapes'.C20</svg:desc>
                </draw:g>
              </table:table-cell>
              <table:table-cell office:value-type="string">
                <text:p>Malejące</text:p>
                <draw:g>
                  <svg:desc>'algorithm-shapes'.D20:'algorithm-shapes'.D20</svg:desc>
                </draw:g>
              </table:table-cell>
              <table:table-cell office:value-type="string">
                <text:p>V-kształtne</text:p>
                <draw:g>
                  <svg:desc>'algorithm-shapes'.E20:'algorithm-shapes'.E20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algorithm-shapes'.A21:'algorithm-shapes'.A35</svg:desc>
                </draw:g>
              </table:table-cell>
              <table:table-cell office:value-type="float" office:value="0.112671">
                <text:p>0.112671</text:p>
                <draw:g>
                  <svg:desc>'algorithm-shapes'.B21:'algorithm-shapes'.B35</svg:desc>
                </draw:g>
              </table:table-cell>
              <table:table-cell office:value-type="float" office:value="0.16127">
                <text:p>0.16127</text:p>
                <draw:g>
                  <svg:desc>'algorithm-shapes'.F21:'algorithm-shapes'.F35</svg:desc>
                </draw:g>
              </table:table-cell>
              <table:table-cell office:value-type="float" office:value="0.146088">
                <text:p>0.146088</text:p>
                <draw:g>
                  <svg:desc>'algorithm-shapes'.C21:'algorithm-shapes'.C35</svg:desc>
                </draw:g>
              </table:table-cell>
              <table:table-cell office:value-type="float" office:value="0.127378">
                <text:p>0.127378</text:p>
                <draw:g>
                  <svg:desc>'algorithm-shapes'.D21:'algorithm-shapes'.D35</svg:desc>
                </draw:g>
              </table:table-cell>
              <table:table-cell office:value-type="float" office:value="0.128393">
                <text:p>0.128393</text:p>
                <draw:g>
                  <svg:desc>'algorithm-shapes'.E21:'algorithm-shapes'.E35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44002">
                <text:p>0.44002</text:p>
              </table:table-cell>
              <table:table-cell office:value-type="float" office:value="0.470833">
                <text:p>0.470833</text:p>
              </table:table-cell>
              <table:table-cell office:value-type="float" office:value="0.463658">
                <text:p>0.463658</text:p>
              </table:table-cell>
              <table:table-cell office:value-type="float" office:value="0.512329">
                <text:p>0.512329</text:p>
              </table:table-cell>
              <table:table-cell office:value-type="float" office:value="0.466191">
                <text:p>0.46619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993014">
                <text:p>0.993014</text:p>
              </table:table-cell>
              <table:table-cell office:value-type="float" office:value="1.03346">
                <text:p>1.03346</text:p>
              </table:table-cell>
              <table:table-cell office:value-type="float" office:value="1.01852">
                <text:p>1.01852</text:p>
              </table:table-cell>
              <table:table-cell office:value-type="float" office:value="1.163">
                <text:p>1.163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76018">
                <text:p>1.76018</text:p>
              </table:table-cell>
              <table:table-cell office:value-type="float" office:value="1.81658">
                <text:p>1.81658</text:p>
              </table:table-cell>
              <table:table-cell office:value-type="float" office:value="1.80363">
                <text:p>1.80363</text:p>
              </table:table-cell>
              <table:table-cell office:value-type="float" office:value="2.04001">
                <text:p>2.04001</text:p>
              </table:table-cell>
              <table:table-cell office:value-type="float" office:value="1.85426">
                <text:p>1.8542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74157">
                <text:p>2.74157</text:p>
              </table:table-cell>
              <table:table-cell office:value-type="float" office:value="2.81165">
                <text:p>2.81165</text:p>
              </table:table-cell>
              <table:table-cell office:value-type="float" office:value="2.77342">
                <text:p>2.77342</text:p>
              </table:table-cell>
              <table:table-cell office:value-type="float" office:value="3.19143">
                <text:p>3.19143</text:p>
              </table:table-cell>
              <table:table-cell office:value-type="float" office:value="2.90222">
                <text:p>2.9022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.95999">
                <text:p>3.95999</text:p>
              </table:table-cell>
              <table:table-cell office:value-type="float" office:value="4.06881">
                <text:p>4.06881</text:p>
              </table:table-cell>
              <table:table-cell office:value-type="float" office:value="3.9686">
                <text:p>3.9686</text:p>
              </table:table-cell>
              <table:table-cell office:value-type="float" office:value="4.58461">
                <text:p>4.58461</text:p>
              </table:table-cell>
              <table:table-cell office:value-type="float" office:value="4.32734">
                <text:p>4.3273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5.37459">
                <text:p>5.37459</text:p>
              </table:table-cell>
              <table:table-cell office:value-type="float" office:value="5.50345">
                <text:p>5.50345</text:p>
              </table:table-cell>
              <table:table-cell office:value-type="float" office:value="5.39156">
                <text:p>5.39156</text:p>
              </table:table-cell>
              <table:table-cell office:value-type="float" office:value="6.23528">
                <text:p>6.23528</text:p>
              </table:table-cell>
              <table:table-cell office:value-type="float" office:value="5.68551">
                <text:p>5.6855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7.02699">
                <text:p>7.02699</text:p>
              </table:table-cell>
              <table:table-cell office:value-type="float" office:value="7.15044">
                <text:p>7.15044</text:p>
              </table:table-cell>
              <table:table-cell office:value-type="float" office:value="7.05236">
                <text:p>7.05236</text:p>
              </table:table-cell>
              <table:table-cell office:value-type="float" office:value="8.15061">
                <text:p>8.15061</text:p>
              </table:table-cell>
              <table:table-cell office:value-type="float" office:value="7.40904">
                <text:p>7.4090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8.88653">
                <text:p>8.88653</text:p>
              </table:table-cell>
              <table:table-cell office:value-type="float" office:value="9.09788">
                <text:p>9.09788</text:p>
              </table:table-cell>
              <table:table-cell office:value-type="float" office:value="8.90217">
                <text:p>8.90217</text:p>
              </table:table-cell>
              <table:table-cell office:value-type="float" office:value="10.3228">
                <text:p>10.3228</text:p>
              </table:table-cell>
              <table:table-cell office:value-type="float" office:value="9.37923">
                <text:p>9.3792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1.832">
                <text:p>11.832</text:p>
              </table:table-cell>
              <table:table-cell office:value-type="float" office:value="11.2639">
                <text:p>11.2639</text:p>
              </table:table-cell>
              <table:table-cell office:value-type="float" office:value="10.9798">
                <text:p>10.9798</text:p>
              </table:table-cell>
              <table:table-cell office:value-type="float" office:value="12.747">
                <text:p>12.747</text:p>
              </table:table-cell>
              <table:table-cell office:value-type="float" office:value="11.575">
                <text:p>11.575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3.2958">
                <text:p>13.2958</text:p>
              </table:table-cell>
              <table:table-cell office:value-type="float" office:value="13.5179">
                <text:p>13.5179</text:p>
              </table:table-cell>
              <table:table-cell office:value-type="float" office:value="13.2892">
                <text:p>13.2892</text:p>
              </table:table-cell>
              <table:table-cell office:value-type="float" office:value="15.4103">
                <text:p>15.4103</text:p>
              </table:table-cell>
              <table:table-cell office:value-type="float" office:value="14.0356">
                <text:p>14.0356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5.7923">
                <text:p>15.7923</text:p>
              </table:table-cell>
              <table:table-cell office:value-type="float" office:value="16.076">
                <text:p>16.076</text:p>
              </table:table-cell>
              <table:table-cell office:value-type="float" office:value="15.9338">
                <text:p>15.9338</text:p>
              </table:table-cell>
              <table:table-cell office:value-type="float" office:value="18.396">
                <text:p>18.396</text:p>
              </table:table-cell>
              <table:table-cell office:value-type="float" office:value="16.6887">
                <text:p>16.6887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8.5613">
                <text:p>18.5613</text:p>
              </table:table-cell>
              <table:table-cell office:value-type="float" office:value="18.9023">
                <text:p>18.9023</text:p>
              </table:table-cell>
              <table:table-cell office:value-type="float" office:value="18.5474">
                <text:p>18.5474</text:p>
              </table:table-cell>
              <table:table-cell office:value-type="float" office:value="21.5381">
                <text:p>21.5381</text:p>
              </table:table-cell>
              <table:table-cell office:value-type="float" office:value="19.5796">
                <text:p>19.5796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21.4999">
                <text:p>21.4999</text:p>
              </table:table-cell>
              <table:table-cell office:value-type="float" office:value="21.9204">
                <text:p>21.9204</text:p>
              </table:table-cell>
              <table:table-cell office:value-type="float" office:value="21.5133">
                <text:p>21.5133</text:p>
              </table:table-cell>
              <table:table-cell office:value-type="float" office:value="24.9836">
                <text:p>24.9836</text:p>
              </table:table-cell>
              <table:table-cell office:value-type="float" office:value="22.7179">
                <text:p>22.717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24.7638">
                <text:p>24.7638</text:p>
              </table:table-cell>
              <table:table-cell office:value-type="float" office:value="25.1395">
                <text:p>25.1395</text:p>
              </table:table-cell>
              <table:table-cell office:value-type="float" office:value="24.6958">
                <text:p>24.6958</text:p>
              </table:table-cell>
              <table:table-cell office:value-type="float" office:value="28.6578">
                <text:p>28.6578</text:p>
              </table:table-cell>
              <table:table-cell office:value-type="float" office:value="26.0524">
                <text:p>26.05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206cm" svg:height="10.241cm" xlink:href=".." xlink:type="simple" chart:class="chart:line" chart:column-mapping="0 4 1 2 3" chart:style-name="ch1">
        <chart:title svg:x="8.054cm" svg:y="0.34cm" chart:style-name="ch2">
          <text:p>Heap sort</text:p>
        </chart:title>
        <chart:legend chart:legend-position="bottom" svg:x="3.053cm" svg:y="9.642cm" style:legend-expansion="wide" chart:style-name="ch3"/>
        <chart:plot-area chart:style-name="ch4" table:cell-range-address="'algorithm-shapes'.A39:'algorithm-shapes'.E53 'algorithm-shapes'.A38:'algorithm-shapes'.E38 'algorithm-shapes'.F38:'algorithm-shapes'.F53" chart:data-source-has-labels="both" svg:x="1.375cm" svg:y="1.323cm" svg:width="16.467cm" svg:height="6.95cm">
          <chart:coordinate-region svg:x="2.658cm" svg:y="1.323cm" svg:width="15.044cm" svg:height="5.435cm"/>
          <chart:axis chart:dimension="x" chart:name="primary-x" chart:style-name="ch5" chartooo:axis-type="auto">
            <chartooo:date-scale/>
            <chart:title svg:x="7.58cm" svg:y="8.477cm" chart:style-name="ch6">
              <text:p>Liczba elementów w tablicy</text:p>
            </chart:title>
            <chart:categories table:cell-range-address="'algorithm-shapes'.A39:'algorithm-shapes'.A53"/>
          </chart:axis>
          <chart:axis chart:dimension="y" chart:name="primary-y" chart:style-name="ch7">
            <chart:title svg:x="0.451cm" svg:y="5.424cm" chart:style-name="ch8">
              <text:p>Czas [s]</text:p>
            </chart:title>
            <chart:grid chart:style-name="ch9" chart:class="major"/>
          </chart:axis>
          <chart:series chart:style-name="ch10" chart:values-cell-range-address="'algorithm-shapes'.B39:'algorithm-shapes'.B53" chart:label-cell-address="'algorithm-shapes'.B38:'algorithm-shapes'.B38" chart:class="chart:line">
            <chart:data-point chart:repeated="15"/>
          </chart:series>
          <chart:series chart:style-name="ch11" chart:values-cell-range-address="'algorithm-shapes'.F39:'algorithm-shapes'.F53" chart:label-cell-address="'algorithm-shapes'.F38:'algorithm-shapes'.F38" chart:class="chart:line">
            <chart:data-point chart:repeated="15"/>
          </chart:series>
          <chart:series chart:style-name="ch12" chart:values-cell-range-address="'algorithm-shapes'.C39:'algorithm-shapes'.C53" chart:label-cell-address="'algorithm-shapes'.C38:'algorithm-shapes'.C38" chart:class="chart:line">
            <chart:data-point chart:repeated="15"/>
          </chart:series>
          <chart:series chart:style-name="ch13" chart:values-cell-range-address="'algorithm-shapes'.D39:'algorithm-shapes'.D53" chart:label-cell-address="'algorithm-shapes'.D38:'algorithm-shapes'.D38" chart:class="chart:line">
            <chart:data-point chart:repeated="15"/>
          </chart:series>
          <chart:series chart:style-name="ch14" chart:values-cell-range-address="'algorithm-shapes'.E39:'algorithm-shapes'.E53" chart:label-cell-address="'algorithm-shapes'.E38:'algorithm-shapes'.E38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owe</text:p>
                <draw:g>
                  <svg:desc>'algorithm-shapes'.B38:'algorithm-shapes'.B38</svg:desc>
                </draw:g>
              </table:table-cell>
              <table:table-cell office:value-type="string">
                <text:p>Stałe</text:p>
                <draw:g>
                  <svg:desc>'algorithm-shapes'.F38:'algorithm-shapes'.F38</svg:desc>
                </draw:g>
              </table:table-cell>
              <table:table-cell office:value-type="string">
                <text:p>Rosnące</text:p>
                <draw:g>
                  <svg:desc>'algorithm-shapes'.C38:'algorithm-shapes'.C38</svg:desc>
                </draw:g>
              </table:table-cell>
              <table:table-cell office:value-type="string">
                <text:p>Malejące</text:p>
                <draw:g>
                  <svg:desc>'algorithm-shapes'.D38:'algorithm-shapes'.D38</svg:desc>
                </draw:g>
              </table:table-cell>
              <table:table-cell office:value-type="string">
                <text:p>V-kształtne</text:p>
                <draw:g>
                  <svg:desc>'algorithm-shapes'.E38:'algorithm-shapes'.E38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algorithm-shapes'.A39:'algorithm-shapes'.A53</svg:desc>
                </draw:g>
              </table:table-cell>
              <table:table-cell office:value-type="float" office:value="0.002522">
                <text:p>0.002522</text:p>
                <draw:g>
                  <svg:desc>'algorithm-shapes'.B39:'algorithm-shapes'.B53</svg:desc>
                </draw:g>
              </table:table-cell>
              <table:table-cell office:value-type="float" office:value="0.000155">
                <text:p>0.000155</text:p>
                <draw:g>
                  <svg:desc>'algorithm-shapes'.F39:'algorithm-shapes'.F53</svg:desc>
                </draw:g>
              </table:table-cell>
              <table:table-cell office:value-type="float" office:value="0.002188">
                <text:p>0.002188</text:p>
                <draw:g>
                  <svg:desc>'algorithm-shapes'.C39:'algorithm-shapes'.C53</svg:desc>
                </draw:g>
              </table:table-cell>
              <table:table-cell office:value-type="float" office:value="0.002005">
                <text:p>0.002005</text:p>
                <draw:g>
                  <svg:desc>'algorithm-shapes'.D39:'algorithm-shapes'.D53</svg:desc>
                </draw:g>
              </table:table-cell>
              <table:table-cell office:value-type="float" office:value="0.002089">
                <text:p>0.002089</text:p>
                <draw:g>
                  <svg:desc>'algorithm-shapes'.E39:'algorithm-shapes'.E53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5421">
                <text:p>0.005421</text:p>
              </table:table-cell>
              <table:table-cell office:value-type="float" office:value="0.000311">
                <text:p>0.000311</text:p>
              </table:table-cell>
              <table:table-cell office:value-type="float" office:value="0.004461">
                <text:p>0.004461</text:p>
              </table:table-cell>
              <table:table-cell office:value-type="float" office:value="0.004301">
                <text:p>0.004301</text:p>
              </table:table-cell>
              <table:table-cell office:value-type="float" office:value="0.004428">
                <text:p>0.00442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8464">
                <text:p>0.008464</text:p>
              </table:table-cell>
              <table:table-cell office:value-type="float" office:value="0.000476">
                <text:p>0.000476</text:p>
              </table:table-cell>
              <table:table-cell office:value-type="float" office:value="0.006976">
                <text:p>0.006976</text:p>
              </table:table-cell>
              <table:table-cell office:value-type="float" office:value="0.009695">
                <text:p>0.009695</text:p>
              </table:table-cell>
              <table:table-cell office:value-type="float" office:value="0.006865">
                <text:p>0.00686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1787">
                <text:p>0.011787</text:p>
              </table:table-cell>
              <table:table-cell office:value-type="float" office:value="0.000618">
                <text:p>0.000618</text:p>
              </table:table-cell>
              <table:table-cell office:value-type="float" office:value="0.009588">
                <text:p>0.009588</text:p>
              </table:table-cell>
              <table:table-cell office:value-type="float" office:value="0.009175">
                <text:p>0.009175</text:p>
              </table:table-cell>
              <table:table-cell office:value-type="float" office:value="0.009375">
                <text:p>0.00937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4883">
                <text:p>0.014883</text:p>
              </table:table-cell>
              <table:table-cell office:value-type="float" office:value="0.000772">
                <text:p>0.000772</text:p>
              </table:table-cell>
              <table:table-cell office:value-type="float" office:value="0.012246">
                <text:p>0.012246</text:p>
              </table:table-cell>
              <table:table-cell office:value-type="float" office:value="0.011626">
                <text:p>0.01162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18175">
                <text:p>0.018175</text:p>
              </table:table-cell>
              <table:table-cell office:value-type="float" office:value="0.000993">
                <text:p>0.000993</text:p>
              </table:table-cell>
              <table:table-cell office:value-type="float" office:value="0.014756">
                <text:p>0.014756</text:p>
              </table:table-cell>
              <table:table-cell office:value-type="float" office:value="0.014156">
                <text:p>0.014156</text:p>
              </table:table-cell>
              <table:table-cell office:value-type="float" office:value="0.014421">
                <text:p>0.01442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21713">
                <text:p>0.021713</text:p>
              </table:table-cell>
              <table:table-cell office:value-type="float" office:value="0.001083">
                <text:p>0.001083</text:p>
              </table:table-cell>
              <table:table-cell office:value-type="float" office:value="0.017503">
                <text:p>0.017503</text:p>
              </table:table-cell>
              <table:table-cell office:value-type="float" office:value="0.01686">
                <text:p>0.01686</text:p>
              </table:table-cell>
              <table:table-cell office:value-type="float" office:value="0.017146">
                <text:p>0.01714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25049">
                <text:p>0.025049</text:p>
              </table:table-cell>
              <table:table-cell office:value-type="float" office:value="0.001326">
                <text:p>0.001326</text:p>
              </table:table-cell>
              <table:table-cell office:value-type="float" office:value="0.020197">
                <text:p>0.020197</text:p>
              </table:table-cell>
              <table:table-cell office:value-type="float" office:value="0.019294">
                <text:p>0.019294</text:p>
              </table:table-cell>
              <table:table-cell office:value-type="float" office:value="0.019935">
                <text:p>0.01993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28706">
                <text:p>0.028706</text:p>
              </table:table-cell>
              <table:table-cell office:value-type="float" office:value="0.001494">
                <text:p>0.001494</text:p>
              </table:table-cell>
              <table:table-cell office:value-type="float" office:value="0.023068">
                <text:p>0.023068</text:p>
              </table:table-cell>
              <table:table-cell office:value-type="float" office:value="0.022057">
                <text:p>0.022057</text:p>
              </table:table-cell>
              <table:table-cell office:value-type="float" office:value="0.022808">
                <text:p>0.02280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36008">
                <text:p>0.036008</text:p>
              </table:table-cell>
              <table:table-cell office:value-type="float" office:value="0.001591">
                <text:p>0.001591</text:p>
              </table:table-cell>
              <table:table-cell office:value-type="float" office:value="0.025968">
                <text:p>0.025968</text:p>
              </table:table-cell>
              <table:table-cell office:value-type="float" office:value="0.024629">
                <text:p>0.024629</text:p>
              </table:table-cell>
              <table:table-cell office:value-type="float" office:value="0.025399">
                <text:p>0.025399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035683">
                <text:p>0.035683</text:p>
              </table:table-cell>
              <table:table-cell office:value-type="float" office:value="0.001792">
                <text:p>0.001792</text:p>
              </table:table-cell>
              <table:table-cell office:value-type="float" office:value="0.028654">
                <text:p>0.028654</text:p>
              </table:table-cell>
              <table:table-cell office:value-type="float" office:value="0.02753">
                <text:p>0.02753</text:p>
              </table:table-cell>
              <table:table-cell office:value-type="float" office:value="0.02787">
                <text:p>0.02787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03994">
                <text:p>0.03994</text:p>
              </table:table-cell>
              <table:table-cell office:value-type="float" office:value="0.001919">
                <text:p>0.001919</text:p>
              </table:table-cell>
              <table:table-cell office:value-type="float" office:value="0.031524">
                <text:p>0.031524</text:p>
              </table:table-cell>
              <table:table-cell office:value-type="float" office:value="0.030071">
                <text:p>0.03007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043355">
                <text:p>0.043355</text:p>
              </table:table-cell>
              <table:table-cell office:value-type="float" office:value="0.002035">
                <text:p>0.002035</text:p>
              </table:table-cell>
              <table:table-cell office:value-type="float" office:value="0.037709">
                <text:p>0.037709</text:p>
              </table:table-cell>
              <table:table-cell office:value-type="float" office:value="0.032888">
                <text:p>0.032888</text:p>
              </table:table-cell>
              <table:table-cell office:value-type="float" office:value="0.033436">
                <text:p>0.033436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047006">
                <text:p>0.047006</text:p>
              </table:table-cell>
              <table:table-cell office:value-type="float" office:value="0.002406">
                <text:p>0.002406</text:p>
              </table:table-cell>
              <table:table-cell office:value-type="float" office:value="0.037175">
                <text:p>0.037175</text:p>
              </table:table-cell>
              <table:table-cell office:value-type="float" office:value="0.035685">
                <text:p>0.035685</text:p>
              </table:table-cell>
              <table:table-cell office:value-type="float" office:value="0.036544">
                <text:p>0.03654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50596">
                <text:p>0.050596</text:p>
              </table:table-cell>
              <table:table-cell office:value-type="float" office:value="0.002379">
                <text:p>0.002379</text:p>
              </table:table-cell>
              <table:table-cell office:value-type="float" office:value="0.040508">
                <text:p>0.040508</text:p>
              </table:table-cell>
              <table:table-cell office:value-type="float" office:value="0.038481">
                <text:p>0.038481</text:p>
              </table:table-cell>
              <table:table-cell office:value-type="float" office:value="0.039763">
                <text:p>0.0397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237cm" svg:height="10.258cm" xlink:href=".." xlink:type="simple" chart:class="chart:line" chart:column-mapping="0 4 1 2 3" chart:style-name="ch1">
        <chart:title svg:x="7.963cm" svg:y="0.341cm" chart:style-name="ch2">
          <text:p>Merge sort</text:p>
        </chart:title>
        <chart:legend chart:legend-position="bottom" svg:x="3.068cm" svg:y="9.659cm" style:legend-expansion="wide" chart:style-name="ch3"/>
        <chart:plot-area chart:style-name="ch4" table:cell-range-address="'algorithm-shapes'.A57:'algorithm-shapes'.E71 'algorithm-shapes'.A56:'algorithm-shapes'.E56 'algorithm-shapes'.F56:'algorithm-shapes'.F71" chart:data-source-has-labels="both" svg:x="1.375cm" svg:y="1.325cm" svg:width="16.498cm" svg:height="6.964cm">
          <chart:coordinate-region svg:x="2.658cm" svg:y="1.325cm" svg:width="15.075cm" svg:height="5.449cm"/>
          <chart:axis chart:dimension="x" chart:name="primary-x" chart:style-name="ch5" chartooo:axis-type="auto">
            <chartooo:date-scale/>
            <chart:title svg:x="7.596cm" svg:y="8.494cm" chart:style-name="ch6">
              <text:p>Liczba elementów w tablicy</text:p>
            </chart:title>
            <chart:categories table:cell-range-address="'algorithm-shapes'.A57:'algorithm-shapes'.A71"/>
          </chart:axis>
          <chart:axis chart:dimension="y" chart:name="primary-y" chart:style-name="ch7">
            <chart:title svg:x="0.451cm" svg:y="5.433cm" chart:style-name="ch8">
              <text:p>Czas [s]</text:p>
            </chart:title>
            <chart:grid chart:style-name="ch9" chart:class="major"/>
          </chart:axis>
          <chart:series chart:style-name="ch10" chart:values-cell-range-address="'algorithm-shapes'.B57:'algorithm-shapes'.B71" chart:label-cell-address="'algorithm-shapes'.B56:'algorithm-shapes'.B56" chart:class="chart:line">
            <chart:data-point chart:repeated="15"/>
          </chart:series>
          <chart:series chart:style-name="ch11" chart:values-cell-range-address="'algorithm-shapes'.F57:'algorithm-shapes'.F71" chart:label-cell-address="'algorithm-shapes'.F56:'algorithm-shapes'.F56" chart:class="chart:line">
            <chart:data-point chart:repeated="15"/>
          </chart:series>
          <chart:series chart:style-name="ch12" chart:values-cell-range-address="'algorithm-shapes'.C57:'algorithm-shapes'.C71" chart:label-cell-address="'algorithm-shapes'.C56:'algorithm-shapes'.C56" chart:class="chart:line">
            <chart:data-point chart:repeated="15"/>
          </chart:series>
          <chart:series chart:style-name="ch13" chart:values-cell-range-address="'algorithm-shapes'.D57:'algorithm-shapes'.D71" chart:label-cell-address="'algorithm-shapes'.D56:'algorithm-shapes'.D56" chart:class="chart:line">
            <chart:data-point chart:repeated="15"/>
          </chart:series>
          <chart:series chart:style-name="ch14" chart:values-cell-range-address="'algorithm-shapes'.E57:'algorithm-shapes'.E71" chart:label-cell-address="'algorithm-shapes'.E56:'algorithm-shapes'.E56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owe</text:p>
                <draw:g>
                  <svg:desc>'algorithm-shapes'.B56:'algorithm-shapes'.B56</svg:desc>
                </draw:g>
              </table:table-cell>
              <table:table-cell office:value-type="string">
                <text:p>Stałe</text:p>
                <draw:g>
                  <svg:desc>'algorithm-shapes'.F56:'algorithm-shapes'.F56</svg:desc>
                </draw:g>
              </table:table-cell>
              <table:table-cell office:value-type="string">
                <text:p>Rosnące</text:p>
                <draw:g>
                  <svg:desc>'algorithm-shapes'.C56:'algorithm-shapes'.C56</svg:desc>
                </draw:g>
              </table:table-cell>
              <table:table-cell office:value-type="string">
                <text:p>Malejące</text:p>
                <draw:g>
                  <svg:desc>'algorithm-shapes'.D56:'algorithm-shapes'.D56</svg:desc>
                </draw:g>
              </table:table-cell>
              <table:table-cell office:value-type="string">
                <text:p>V-kształtne</text:p>
                <draw:g>
                  <svg:desc>'algorithm-shapes'.E56:'algorithm-shapes'.E56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algorithm-shapes'.A57:'algorithm-shapes'.A71</svg:desc>
                </draw:g>
              </table:table-cell>
              <table:table-cell office:value-type="float" office:value="0.001636">
                <text:p>0.001636</text:p>
                <draw:g>
                  <svg:desc>'algorithm-shapes'.B57:'algorithm-shapes'.B71</svg:desc>
                </draw:g>
              </table:table-cell>
              <table:table-cell office:value-type="float" office:value="0.000943">
                <text:p>0.000943</text:p>
                <draw:g>
                  <svg:desc>'algorithm-shapes'.F57:'algorithm-shapes'.F71</svg:desc>
                </draw:g>
              </table:table-cell>
              <table:table-cell office:value-type="float" office:value="0.000894">
                <text:p>0.000894</text:p>
                <draw:g>
                  <svg:desc>'algorithm-shapes'.C57:'algorithm-shapes'.C71</svg:desc>
                </draw:g>
              </table:table-cell>
              <table:table-cell office:value-type="float" office:value="0.0009">
                <text:p>0.0009</text:p>
                <draw:g>
                  <svg:desc>'algorithm-shapes'.D57:'algorithm-shapes'.D71</svg:desc>
                </draw:g>
              </table:table-cell>
              <table:table-cell office:value-type="float" office:value="0.000898">
                <text:p>0.000898</text:p>
                <draw:g>
                  <svg:desc>'algorithm-shapes'.E57:'algorithm-shapes'.E7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3545">
                <text:p>0.003545</text:p>
              </table:table-cell>
              <table:table-cell office:value-type="float" office:value="0.001867">
                <text:p>0.001867</text:p>
              </table:table-cell>
              <table:table-cell office:value-type="float" office:value="0.001881">
                <text:p>0.001881</text:p>
              </table:table-cell>
              <table:table-cell office:value-type="float" office:value="0.00189">
                <text:p>0.00189</text:p>
              </table:table-cell>
              <table:table-cell office:value-type="float" office:value="0.001911">
                <text:p>0.00191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5448">
                <text:p>0.005448</text:p>
              </table:table-cell>
              <table:table-cell office:value-type="float" office:value="0.002869">
                <text:p>0.002869</text:p>
              </table:table-cell>
              <table:table-cell office:value-type="float" office:value="0.002971">
                <text:p>0.002971</text:p>
              </table:table-cell>
              <table:table-cell office:value-type="float" office:value="0.004552">
                <text:p>0.004552</text:p>
              </table:table-cell>
              <table:table-cell office:value-type="float" office:value="0.002976">
                <text:p>0.00297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7608">
                <text:p>0.007608</text:p>
              </table:table-cell>
              <table:table-cell office:value-type="float" office:value="0.00403">
                <text:p>0.00403</text:p>
              </table:table-cell>
              <table:table-cell office:value-type="float" office:value="0.004007">
                <text:p>0.004007</text:p>
              </table:table-cell>
              <table:table-cell office:value-type="float" office:value="0.003938">
                <text:p>0.003938</text:p>
              </table:table-cell>
              <table:table-cell office:value-type="float" office:value="0.003982">
                <text:p>0.00398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9572">
                <text:p>0.009572</text:p>
              </table:table-cell>
              <table:table-cell office:value-type="float" office:value="0.005137">
                <text:p>0.005137</text:p>
              </table:table-cell>
              <table:table-cell office:value-type="float" office:value="0.005101">
                <text:p>0.005101</text:p>
              </table:table-cell>
              <table:table-cell office:value-type="float" office:value="0.005045">
                <text:p>0.005045</text:p>
              </table:table-cell>
              <table:table-cell office:value-type="float" office:value="0.005063">
                <text:p>0.00506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11622">
                <text:p>0.011622</text:p>
              </table:table-cell>
              <table:table-cell office:value-type="float" office:value="0.007336">
                <text:p>0.007336</text:p>
              </table:table-cell>
              <table:table-cell office:value-type="float" office:value="0.006216">
                <text:p>0.006216</text:p>
              </table:table-cell>
              <table:table-cell office:value-type="float" office:value="0.006079">
                <text:p>0.006079</text:p>
              </table:table-cell>
              <table:table-cell office:value-type="float" office:value="0.006169">
                <text:p>0.00616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13746">
                <text:p>0.013746</text:p>
              </table:table-cell>
              <table:table-cell office:value-type="float" office:value="0.007299">
                <text:p>0.007299</text:p>
              </table:table-cell>
              <table:table-cell office:value-type="float" office:value="0.007294">
                <text:p>0.007294</text:p>
              </table:table-cell>
              <table:table-cell office:value-type="float" office:value="0.007181">
                <text:p>0.007181</text:p>
              </table:table-cell>
              <table:table-cell office:value-type="float" office:value="0.007264">
                <text:p>0.00726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15949">
                <text:p>0.015949</text:p>
              </table:table-cell>
              <table:table-cell office:value-type="float" office:value="0.008765">
                <text:p>0.008765</text:p>
              </table:table-cell>
              <table:table-cell office:value-type="float" office:value="0.008422">
                <text:p>0.008422</text:p>
              </table:table-cell>
              <table:table-cell office:value-type="float" office:value="0.00838">
                <text:p>0.00838</text:p>
              </table:table-cell>
              <table:table-cell office:value-type="float" office:value="0.008423">
                <text:p>0.00842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18327">
                <text:p>0.018327</text:p>
              </table:table-cell>
              <table:table-cell office:value-type="float" office:value="0.009502">
                <text:p>0.009502</text:p>
              </table:table-cell>
              <table:table-cell office:value-type="float" office:value="0.009592">
                <text:p>0.009592</text:p>
              </table:table-cell>
              <table:table-cell office:value-type="float" office:value="0.00951">
                <text:p>0.00951</text:p>
              </table:table-cell>
              <table:table-cell office:value-type="float" office:value="0.00955">
                <text:p>0.0095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0504">
                <text:p>0.020504</text:p>
              </table:table-cell>
              <table:table-cell office:value-type="float" office:value="0.011072">
                <text:p>0.011072</text:p>
              </table:table-cell>
              <table:table-cell office:value-type="float" office:value="0.010704">
                <text:p>0.010704</text:p>
              </table:table-cell>
              <table:table-cell office:value-type="float" office:value="0.010564">
                <text:p>0.010564</text:p>
              </table:table-cell>
              <table:table-cell office:value-type="float" office:value="0.01072">
                <text:p>0.0107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022784">
                <text:p>0.022784</text:p>
              </table:table-cell>
              <table:table-cell office:value-type="float" office:value="0.01186">
                <text:p>0.01186</text:p>
              </table:table-cell>
              <table:table-cell office:value-type="float" office:value="0.011871">
                <text:p>0.011871</text:p>
              </table:table-cell>
              <table:table-cell office:value-type="float" office:value="0.011728">
                <text:p>0.011728</text:p>
              </table:table-cell>
              <table:table-cell office:value-type="float" office:value="0.011848">
                <text:p>0.011848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024561">
                <text:p>0.024561</text:p>
              </table:table-cell>
              <table:table-cell office:value-type="float" office:value="0.01315">
                <text:p>0.01315</text:p>
              </table:table-cell>
              <table:table-cell office:value-type="float" office:value="0.012968">
                <text:p>0.012968</text:p>
              </table:table-cell>
              <table:table-cell office:value-type="float" office:value="0.01287">
                <text:p>0.01287</text:p>
              </table:table-cell>
              <table:table-cell office:value-type="float" office:value="0.013073">
                <text:p>0.013073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026632">
                <text:p>0.026632</text:p>
              </table:table-cell>
              <table:table-cell office:value-type="float" office:value="0.014288">
                <text:p>0.014288</text:p>
              </table:table-cell>
              <table:table-cell office:value-type="float" office:value="0.014266">
                <text:p>0.014266</text:p>
              </table:table-cell>
              <table:table-cell office:value-type="float" office:value="0.014019">
                <text:p>0.014019</text:p>
              </table:table-cell>
              <table:table-cell office:value-type="float" office:value="0.014199">
                <text:p>0.014199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028969">
                <text:p>0.028969</text:p>
              </table:table-cell>
              <table:table-cell office:value-type="float" office:value="0.015383">
                <text:p>0.015383</text:p>
              </table:table-cell>
              <table:table-cell office:value-type="float" office:value="0.01537">
                <text:p>0.01537</text:p>
              </table:table-cell>
              <table:table-cell office:value-type="float" office:value="0.015204">
                <text:p>0.015204</text:p>
              </table:table-cell>
              <table:table-cell office:value-type="float" office:value="0.015428">
                <text:p>0.015428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31193">
                <text:p>0.031193</text:p>
              </table:table-cell>
              <table:table-cell office:value-type="float" office:value="0.016555">
                <text:p>0.016555</text:p>
              </table:table-cell>
              <table:table-cell office:value-type="float" office:value="0.016657">
                <text:p>0.016657</text:p>
              </table:table-cell>
              <table:table-cell office:value-type="float" office:value="0.016475">
                <text:p>0.016475</text:p>
              </table:table-cell>
              <table:table-cell office:value-type="float" office:value="0.016821">
                <text:p>0.0168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Quick sort - różny wybór pivota</text:p>
        </chart:title>
        <chart:legend chart:legend-position="bottom" svg:x="4.368cm" svg:y="8.401cm" style:legend-expansion="wide" chart:style-name="ch3"/>
        <chart:plot-area chart:style-name="ch4" table:cell-range-address="quicksort.A4:quicksort.D19" chart:data-source-has-labels="both" svg:x="1.331cm" svg:y="1.275cm" svg:width="14.349cm" svg:height="5.781cm">
          <chart:coordinate-region svg:x="2.429cm" svg:y="1.275cm" svg:width="13.111cm" svg:height="4.266cm"/>
          <chart:axis chart:dimension="x" chart:name="primary-x" chart:style-name="ch5" chartooo:axis-type="auto">
            <chartooo:date-scale/>
            <chart:title svg:x="6.477cm" svg:y="7.236cm" chart:style-name="ch6">
              <text:p>Liczba elementów w tablicy</text:p>
            </chart:title>
            <chart:categories table:cell-range-address="quicksort.A5:quicksort.A19"/>
          </chart:axis>
          <chart:axis chart:dimension="y" chart:name="primary-y" chart:style-name="ch7">
            <chart:title svg:x="0.451cm" svg:y="4.791cm" chart:style-name="ch8">
              <text:p>Czas [s]</text:p>
            </chart:title>
            <chart:grid chart:style-name="ch9" chart:class="major"/>
          </chart:axis>
          <chart:series chart:style-name="ch10" chart:values-cell-range-address="quicksort.B5:quicksort.B19" chart:label-cell-address="quicksort.B4:quicksort.B4" chart:class="chart:line">
            <chart:data-point chart:repeated="15"/>
          </chart:series>
          <chart:series chart:style-name="ch11" chart:values-cell-range-address="quicksort.C5:quicksort.C19" chart:label-cell-address="quicksort.C4:quicksort.C4" chart:class="chart:line">
            <chart:data-point chart:repeated="15"/>
          </chart:series>
          <chart:series chart:style-name="ch12" chart:values-cell-range-address="quicksort.D5:quicksort.D19" chart:label-cell-address="quicksort.D4:quicksort.D4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</text:p>
                <draw:g>
                  <svg:desc>quicksort.B4:quicksort.B4</svg:desc>
                </draw:g>
              </table:table-cell>
              <table:table-cell office:value-type="string">
                <text:p>RIGHT</text:p>
                <draw:g>
                  <svg:desc>quicksort.C4:quicksort.C4</svg:desc>
                </draw:g>
              </table:table-cell>
              <table:table-cell office:value-type="string">
                <text:p>RANDOM</text:p>
                <draw:g>
                  <svg:desc>quicksort.D4:quicksort.D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quicksort.A5:quicksort.A19</svg:desc>
                </draw:g>
              </table:table-cell>
              <table:table-cell office:value-type="float" office:value="0.07666">
                <text:p>0.07666</text:p>
                <draw:g>
                  <svg:desc>quicksort.B5:quicksort.B19</svg:desc>
                </draw:g>
              </table:table-cell>
              <table:table-cell office:value-type="float" office:value="0.003817">
                <text:p>0.003817</text:p>
                <draw:g>
                  <svg:desc>quicksort.C5:quicksort.C19</svg:desc>
                </draw:g>
              </table:table-cell>
              <table:table-cell office:value-type="float" office:value="0.002059">
                <text:p>0.002059</text:p>
                <draw:g>
                  <svg:desc>quicksort.D5:quicksort.D19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69834">
                <text:p>0.269834</text:p>
              </table:table-cell>
              <table:table-cell office:value-type="float" office:value="0.006583">
                <text:p>0.006583</text:p>
              </table:table-cell>
              <table:table-cell office:value-type="float" office:value="0.004203">
                <text:p>0.00420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593786">
                <text:p>0.593786</text:p>
              </table:table-cell>
              <table:table-cell office:value-type="float" office:value="0.007265">
                <text:p>0.007265</text:p>
              </table:table-cell>
              <table:table-cell office:value-type="float" office:value="0.005331">
                <text:p>0.00533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05448">
                <text:p>1.05448</text:p>
              </table:table-cell>
              <table:table-cell office:value-type="float" office:value="0.011049">
                <text:p>0.011049</text:p>
              </table:table-cell>
              <table:table-cell office:value-type="float" office:value="0.00642">
                <text:p>0.0064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63506">
                <text:p>1.63506</text:p>
              </table:table-cell>
              <table:table-cell office:value-type="float" office:value="0.012638">
                <text:p>0.012638</text:p>
              </table:table-cell>
              <table:table-cell office:value-type="float" office:value="0.007518">
                <text:p>0.00751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35322">
                <text:p>2.35322</text:p>
              </table:table-cell>
              <table:table-cell office:value-type="float" office:value="0.016877">
                <text:p>0.016877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.19793">
                <text:p>3.19793</text:p>
              </table:table-cell>
              <table:table-cell office:value-type="float" office:value="0.018966">
                <text:p>0.018966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.1718">
                <text:p>4.1718</text:p>
              </table:table-cell>
              <table:table-cell office:value-type="float" office:value="0.021291">
                <text:p>0.021291</text:p>
              </table:table-cell>
              <table:table-cell office:value-type="float" office:value="0.010581">
                <text:p>0.01058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.2946">
                <text:p>5.2946</text:p>
              </table:table-cell>
              <table:table-cell office:value-type="float" office:value="0.024524">
                <text:p>0.024524</text:p>
              </table:table-cell>
              <table:table-cell office:value-type="float" office:value="0.014059">
                <text:p>0.01405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.51946">
                <text:p>6.51946</text:p>
              </table:table-cell>
              <table:table-cell office:value-type="float" office:value="0.028169">
                <text:p>0.028169</text:p>
              </table:table-cell>
              <table:table-cell office:value-type="float" office:value="0.015326">
                <text:p>0.015326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7.93954">
                <text:p>7.93954</text:p>
              </table:table-cell>
              <table:table-cell office:value-type="float" office:value="0.031927">
                <text:p>0.031927</text:p>
              </table:table-cell>
              <table:table-cell office:value-type="float" office:value="0.017786">
                <text:p>0.017786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9.37575">
                <text:p>9.37575</text:p>
              </table:table-cell>
              <table:table-cell office:value-type="float" office:value="0.035182">
                <text:p>0.035182</text:p>
              </table:table-cell>
              <table:table-cell office:value-type="float" office:value="0.018801">
                <text:p>0.018801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1.0196">
                <text:p>11.0196</text:p>
              </table:table-cell>
              <table:table-cell office:value-type="float" office:value="0.038027">
                <text:p>0.038027</text:p>
              </table:table-cell>
              <table:table-cell office:value-type="float" office:value="0.021208">
                <text:p>0.021208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2.7695">
                <text:p>12.7695</text:p>
              </table:table-cell>
              <table:table-cell office:value-type="float" office:value="0.040122">
                <text:p>0.040122</text:p>
              </table:table-cell>
              <table:table-cell office:value-type="float" office:value="0.02064">
                <text:p>0.0206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4.6366">
                <text:p>14.6366</text:p>
              </table:table-cell>
              <table:table-cell office:value-type="float" office:value="0.046399">
                <text:p>0.046399</text:p>
              </table:table-cell>
              <table:table-cell office:value-type="float" office:value="0.022465">
                <text:p>0.02246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